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2.145cm"/>
    </style:style>
    <style:style style:name="co13" style:family="table-column">
      <style:table-column-properties fo:break-before="auto" style:column-width="1.628cm"/>
    </style:style>
    <style:style style:name="co14" style:family="table-column">
      <style:table-column-properties fo:break-before="auto" style:column-width="2.161cm"/>
    </style:style>
    <style:style style:name="co15" style:family="table-column">
      <style:table-column-properties fo:break-before="auto" style:column-width="4.149cm"/>
    </style:style>
    <style:style style:name="co16" style:family="table-column">
      <style:table-column-properties fo:break-before="auto" style:column-width="1.935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0.709cm"/>
    </style:style>
    <style:style style:name="co19" style:family="table-column">
      <style:table-column-properties fo:break-before="auto" style:column-width="1.356cm"/>
    </style:style>
    <style:style style:name="co20" style:family="table-column">
      <style:table-column-properties fo:break-before="auto" style:column-width="0.914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44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23" style:family="table-cell" style:parent-style-name="Default" style:data-style-name="N120">
      <style:table-cell-properties fo:background-color="#e0e0e0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52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60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2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7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20"/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78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1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5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97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103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106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d54f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e0e0e0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21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124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25" style:family="table-cell" style:parent-style-name="Default" style:data-style-name="N120"/>
    <style:style style:name="ce129" style:family="table-cell" style:parent-style-name="Default" style:data-style-name="N120">
      <style:table-cell-properties fo:border="0.74pt solid #000000"/>
    </style:style>
    <style:style style:name="ce131" style:family="table-cell" style:parent-style-name="Default" style:data-style-name="N120">
      <style:table-cell-properties fo:border-bottom="0.74pt solid 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3" style:family="table-cell" style:parent-style-name="Default" style:data-style-name="N120">
      <style:table-cell-properties fo:border-bottom="none" fo:border-left="0.74pt solid #000000" fo:border-right="0.74pt solid #000000" fo:border-top="0.74pt solid #000000"/>
    </style:style>
    <style:style style:name="ce137" style:family="table-cell" style:parent-style-name="Default" style:data-style-name="N120">
      <style:table-cell-properties fo:border-bottom="0.74pt solid #000000" fo:border-left="0.74pt solid #000000" fo:border-right="0.74pt solid #000000" fo:border-top="none"/>
    </style:style>
    <style:style style:name="ce141" style:family="table-cell" style:parent-style-name="Default" style:data-style-name="N120">
      <style:table-cell-properties fo:border-bottom="0.74pt solid #000000" style:text-align-source="fix" style:repeat-content="false" fo:border-left="0.74pt solid #000000" fo:border-right="0.74pt solid #000000" fo:border-top="0.74pt solid #dddddd" style:vertical-align="middle"/>
      <style:paragraph-properties fo:text-align="end" fo:margin-left="0cm"/>
    </style:style>
    <style:style style:name="ce142" style:family="table-cell" style:parent-style-name="Default" style:data-style-name="N120">
      <style:table-cell-properties fo:border-bottom="0.74pt solid 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43" style:family="table-cell" style:parent-style-name="Default" style:data-style-name="N120">
      <style:table-cell-properties fo:border-bottom="0.74pt solid #000000" style:text-align-source="fix" style:repeat-content="false" fo:border-left="0.74pt solid #000000" fo:border-right="0.74pt solid #000000" fo:border-top="0.74pt solid #dddddd" style:vertical-align="middle"/>
      <style:paragraph-properties fo:text-align="end" fo:margin-left="0cm"/>
    </style:style>
    <style:style style:name="ce144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146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48" style:family="table-cell" style:parent-style-name="Default" style:data-style-name="N120"/>
    <style:style style:name="ce151" style:family="table-cell" style:parent-style-name="Default" style:data-style-name="N120">
      <style:table-cell-properties fo:border="0.74pt solid #000000"/>
    </style:style>
    <style:style style:name="ce152" style:family="table-cell" style:parent-style-name="Default" style:data-style-name="N120">
      <style:table-cell-properties fo:border-bottom="0.74pt solid #000000" fo:border-left="0.74pt solid #000000" fo:border-right="none" fo:border-top="0.74pt solid #000000"/>
    </style:style>
    <style:style style:name="ce153" style:family="table-cell" style:parent-style-name="Default" style:data-style-name="N120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ef9a9a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f00"/>
    </style:style>
    <style:style style:name="ce145" style:family="table-cell" style:parent-style-name="Default">
      <style:table-cell-properties fo:background-color="#ffe082"/>
      <style:text-properties fo:font-weight="bold" style:font-weight-asian="bold" style:font-weight-complex="bold"/>
    </style:style>
    <style:style style:name="ce147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3333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2 results binary pos_ne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61" table:default-cell-style-name="ce21"/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9" table:number-rows-spanned="1">
            <text:p>FS &lt; 1 secondo</text:p>
            <text:p>176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06" office:value-type="string" calcext:value-type="string" table:number-columns-spanned="9" table:number-rows-spanned="1">
            <text:p>FS == 1 secondo</text:p>
            <text:p>120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style-name="ce132" office:value-type="string" calcext:value-type="string" table:number-columns-spanned="1" table:number-rows-spanned="3">
            <text:p>AVERAGE</text:p>
          </table:table-cell>
          <table:table-cell table:number-columns-repeated="16361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3" office:value-type="string" calcext:value-type="string" table:number-columns-spanned="2" table:number-rows-spanned="1">
            <text:p>VEHICLE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CRICKETS</text:p>
          </table:table-cell>
          <table:covered-table-cell table:style-name="ce74"/>
          <table:table-cell table:style-name="ce81" office:value-type="string" calcext:value-type="string" table:number-columns-spanned="2" table:number-rows-spanned="1">
            <text:p>RAIN</text:p>
          </table:table-cell>
          <table:covered-table-cell table:style-name="ce81"/>
          <table:table-cell table:style-name="ce98" office:value-type="string" calcext:value-type="string" table:number-columns-spanned="2" table:number-rows-spanned="1">
            <text:p>THUNDER</text:p>
          </table:table-cell>
          <table:covered-table-cell table:style-name="ce98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3" office:value-type="string" calcext:value-type="string" table:number-columns-spanned="2" table:number-rows-spanned="1">
            <text:p>VEHICLE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CRICKETS</text:p>
          </table:table-cell>
          <table:covered-table-cell table:style-name="ce74"/>
          <table:table-cell table:style-name="ce81" office:value-type="string" calcext:value-type="string" table:number-columns-spanned="2" table:number-rows-spanned="1">
            <text:p>RAIN</text:p>
          </table:table-cell>
          <table:covered-table-cell table:style-name="ce81"/>
          <table:table-cell table:style-name="ce98" office:value-type="string" calcext:value-type="string" table:number-columns-spanned="2" table:number-rows-spanned="1">
            <text:p>THUNDER</text:p>
          </table:table-cell>
          <table:covered-table-cell table:style-name="ce98"/>
          <table:covered-table-cell table:style-name="ce140"/>
          <table:covered-table-cell table:style-name="ce31" office:value-type="string" calcext:value-type="string">
            <text:p>AVERAGE</text:p>
          </table:covered-table-cell>
          <table:table-cell table:number-columns-repeated="16361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09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40"/>
          <table:covered-table-cell/>
          <table:table-cell table:number-columns-repeated="16361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number-columns-repeated="2" table:style-name="ce49" office:value-type="float" office:value="0.3871" calcext:value-type="float">
            <text:p>0.38710</text:p>
          </table:table-cell>
          <table:table-cell table:style-name="ce75" office:value-type="float" office:value="0.451612903225806" calcext:value-type="float">
            <text:p>0.45161</text:p>
          </table:table-cell>
          <table:table-cell table:style-name="ce75" office:value-type="float" office:value="0.349462365591398" calcext:value-type="float">
            <text:p>0.34946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75" office:value-type="float" office:value="0.446236559139785" calcext:value-type="float">
            <text:p>0.44624</text:p>
          </table:table-cell>
          <table:table-cell table:style-name="ce75" office:value-type="float" office:value="0.327956989247312" calcext:value-type="float">
            <text:p>0.32796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8495" calcext:value-type="float">
            <text:p>0.28495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134" table:formula="of:=MIN([.E4:.L4];[.N4:.U4])" office:value-type="float" office:value="0.28495" calcext:value-type="float">
            <text:p>0.28495</text:p>
          </table:table-cell>
          <table:table-cell table:style-name="ce123" table:formula="of:=AVERAGE([.E4:.L4];[.N4:.U4])" office:value-type="float" office:value="0.377688051075269" calcext:value-type="float">
            <text:p>0.37769</text:p>
          </table:table-cell>
          <table:table-cell table:number-columns-repeated="16361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75" office:value-type="float" office:value="0.451612903225806" calcext:value-type="float">
            <text:p>0.45161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75" office:value-type="float" office:value="0.446236559139785" calcext:value-type="float">
            <text:p>0.44624</text:p>
          </table:table-cell>
          <table:table-cell table:style-name="ce75" office:value-type="float" office:value="0.360215053763441" calcext:value-type="float">
            <text:p>0.36022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5269" calcext:value-type="float">
            <text:p>0.25269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32796" calcext:value-type="float">
            <text:p>0.32796</text:p>
          </table:table-cell>
          <table:table-cell table:style-name="ce134" table:formula="of:=MIN([.E5:.L5];[.N5:.U5])" office:value-type="float" office:value="0.25269" calcext:value-type="float">
            <text:p>0.25269</text:p>
          </table:table-cell>
          <table:table-cell table:style-name="ce123" table:formula="of:=AVERAGE([.E5:.L5];[.N5:.U5])" office:value-type="float" office:value="0.369623951612903" calcext:value-type="float">
            <text:p>0.36962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75" office:value-type="float" office:value="0.403225806451613" calcext:value-type="float">
            <text:p>0.40323</text:p>
          </table:table-cell>
          <table:table-cell table:style-name="ce75" office:value-type="float" office:value="0.419354838709677" calcext:value-type="float">
            <text:p>0.41935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75" office:value-type="float" office:value="0.403225806451613" calcext:value-type="float">
            <text:p>0.40323</text:p>
          </table:table-cell>
          <table:table-cell table:style-name="ce75" office:value-type="float" office:value="0.408602150537634" calcext:value-type="float">
            <text:p>0.40860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1183" calcext:value-type="float">
            <text:p>0.31183</text:p>
          </table:table-cell>
          <table:table-cell table:style-name="ce134" table:formula="of:=MIN([.E6:.L6];[.N6:.U6])" office:value-type="float" office:value="0.31183" calcext:value-type="float">
            <text:p>0.31183</text:p>
          </table:table-cell>
          <table:table-cell table:style-name="ce123" table:formula="of:=AVERAGE([.E6:.L6];[.N6:.U6])" office:value-type="float" office:value="0.380712412634409" calcext:value-type="float">
            <text:p>0.3807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75" office:value-type="float" office:value="0.446236559139785" calcext:value-type="float">
            <text:p>0.44624</text:p>
          </table:table-cell>
          <table:table-cell table:style-name="ce75" office:value-type="float" office:value="0.43010752688172" calcext:value-type="float">
            <text:p>0.43011</text:p>
          </table:table-cell>
          <table:table-cell table:number-columns-repeated="2"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75" office:value-type="float" office:value="0.462365591397849" calcext:value-type="float">
            <text:p>0.46237</text:p>
          </table:table-cell>
          <table:table-cell table:style-name="ce75" office:value-type="float" office:value="0.451612903225806" calcext:value-type="float">
            <text:p>0.45161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134" table:formula="of:=MIN([.E7:.L7];[.N7:.U7])" office:value-type="float" office:value="0.37097" calcext:value-type="float">
            <text:p>0.37097</text:p>
          </table:table-cell>
          <table:table-cell table:style-name="ce123" table:formula="of:=AVERAGE([.E7:.L7];[.N7:.U7])" office:value-type="float" office:value="0.418345786290323" calcext:value-type="float">
            <text:p>0.41835</text:p>
          </table:table-cell>
          <table:table-cell table:number-columns-repeated="16361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75" office:value-type="float" office:value="0.413978494623656" calcext:value-type="float">
            <text:p>0.41398</text:p>
          </table:table-cell>
          <table:table-cell table:style-name="ce75" office:value-type="float" office:value="0.344086021505376" calcext:value-type="float">
            <text:p>0.34409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128" office:value-type="float" office:value="11" calcext:value-type="float">
            <text:p>11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75" office:value-type="float" office:value="0.381720430107527" calcext:value-type="float">
            <text:p>0.38172</text:p>
          </table:table-cell>
          <table:table-cell table:style-name="ce75" office:value-type="float" office:value="0.370967741935484" calcext:value-type="float">
            <text:p>0.37097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27957" calcext:value-type="float">
            <text:p>0.27957</text:p>
          </table:table-cell>
          <table:table-cell table:number-columns-repeated="2" table:style-name="ce49" office:value-type="float" office:value="0.30645" calcext:value-type="float">
            <text:p>0.30645</text:p>
          </table:table-cell>
          <table:table-cell table:style-name="ce134" table:formula="of:=MIN([.E8:.L8];[.N8:.U8])" office:value-type="float" office:value="0.26882" calcext:value-type="float">
            <text:p>0.26882</text:p>
          </table:table-cell>
          <table:table-cell table:style-name="ce123" table:formula="of:=AVERAGE([.E8:.L8];[.N8:.U8])" office:value-type="float" office:value="0.349125793010753" calcext:value-type="float">
            <text:p>0.34913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75" office:value-type="float" office:value="0.413978494623656" calcext:value-type="float">
            <text:p>0.41398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85" office:value-type="float" office:value="0.24194" calcext:value-type="float">
            <text:p>0.24194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128" office:value-type="float" office:value="5" calcext:value-type="float">
            <text:p>5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871" calcext:value-type="float">
            <text:p>0.38710</text:p>
          </table:table-cell>
          <table:table-cell table:number-columns-repeated="2" table:style-name="ce75" office:value-type="float" office:value="0.381720430107527" calcext:value-type="float">
            <text:p>0.38172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25269" calcext:value-type="float">
            <text:p>0.25269</text:p>
          </table:table-cell>
          <table:table-cell table:style-name="ce49" office:value-type="float" office:value="0.30645" calcext:value-type="float">
            <text:p>0.30645</text:p>
          </table:table-cell>
          <table:table-cell table:style-name="ce49" office:value-type="float" office:value="0.29032" calcext:value-type="float">
            <text:p>0.29032</text:p>
          </table:table-cell>
          <table:table-cell table:style-name="ce134" table:formula="of:=MIN([.E9:.L9];[.N9:.U9])" office:value-type="float" office:value="0.24194" calcext:value-type="float">
            <text:p>0.24194</text:p>
          </table:table-cell>
          <table:table-cell table:style-name="ce123" table:formula="of:=AVERAGE([.E9:.L9];[.N9:.U9])" office:value-type="float" office:value="0.337365504032258" calcext:value-type="float">
            <text:p>0.33737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75" office:value-type="float" office:value="0.344086021505376" calcext:value-type="float">
            <text:p>0.34409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128" office:value-type="float" office:value="3" calcext:value-type="float">
            <text:p>3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75" office:value-type="float" office:value="0.354838709677419" calcext:value-type="float">
            <text:p>0.35484</text:p>
          </table:table-cell>
          <table:table-cell table:style-name="ce75" office:value-type="float" office:value="0.344086021505376" calcext:value-type="float">
            <text:p>0.34409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134" table:formula="of:=MIN([.E10:.L10];[.N10:.U10])" office:value-type="float" office:value="0.30108" calcext:value-type="float">
            <text:p>0.30108</text:p>
          </table:table-cell>
          <table:table-cell table:style-name="ce123" table:formula="of:=AVERAGE([.E10:.L10];[.N10:.U10])" office:value-type="float" office:value="0.366263091397849" calcext:value-type="float">
            <text:p>0.36626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number-columns-repeated="2" table:style-name="ce49" office:value-type="float" office:value="0.37634" calcext:value-type="float">
            <text:p>0.37634</text:p>
          </table:table-cell>
          <table:table-cell table:style-name="ce75" office:value-type="float" office:value="0.456989247311828" calcext:value-type="float">
            <text:p>0.45699</text:p>
          </table:table-cell>
          <table:table-cell table:style-name="ce75" office:value-type="float" office:value="0.467741935483871" calcext:value-type="float">
            <text:p>0.46774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30645" calcext:value-type="float">
            <text:p>0.30645</text:p>
          </table:table-cell>
          <table:table-cell table:style-name="ce128" office:value-type="float" office:value="3" calcext:value-type="float">
            <text:p>3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75" office:value-type="float" office:value="0.467741935483871" calcext:value-type="float">
            <text:p>0.46774</text:p>
          </table:table-cell>
          <table:table-cell table:style-name="ce75" office:value-type="float" office:value="0.483870967741935" calcext:value-type="float">
            <text:p>0.4838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9032" calcext:value-type="float">
            <text:p>0.29032</text:p>
          </table:table-cell>
          <table:table-cell table:style-name="ce49" office:value-type="float" office:value="0.32796" calcext:value-type="float">
            <text:p>0.32796</text:p>
          </table:table-cell>
          <table:table-cell table:style-name="ce134" table:formula="of:=MIN([.E11:.L11];[.N11:.U11])" office:value-type="float" office:value="0.29032" calcext:value-type="float">
            <text:p>0.29032</text:p>
          </table:table-cell>
          <table:table-cell table:style-name="ce123" table:formula="of:=AVERAGE([.E11:.L11];[.N11:.U11])" office:value-type="float" office:value="0.382392130376344" calcext:value-type="float">
            <text:p>0.38239</text:p>
          </table:table-cell>
          <table:table-cell table:number-columns-repeated="16361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 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75" office:value-type="float" office:value="0.43011" calcext:value-type="float">
            <text:p>0.43011</text:p>
          </table:table-cell>
          <table:table-cell table:style-name="ce75" office:value-type="float" office:value="0.43548" calcext:value-type="float">
            <text:p>0.43548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53226" calcext:value-type="float">
            <text:p>0.53226</text:p>
          </table:table-cell>
          <table:table-cell table:style-name="ce49" office:value-type="float" office:value="0.52688" calcext:value-type="float">
            <text:p>0.52688</text:p>
          </table:table-cell>
          <table:table-cell table:style-name="ce75" office:value-type="float" office:value="0.44086" calcext:value-type="float">
            <text:p>0.44086</text:p>
          </table:table-cell>
          <table:table-cell table:style-name="ce75" office:value-type="float" office:value="0.44624" calcext:value-type="float">
            <text:p>0.44624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134" table:formula="of:=MIN([.E12:.L12];[.N12:.U12])" office:value-type="float" office:value="0.43011" calcext:value-type="float">
            <text:p>0.43011</text:p>
          </table:table-cell>
          <table:table-cell table:style-name="ce123" table:formula="of:=AVERAGE([.E12:.L12];[.N12:.U12])" office:value-type="float" office:value="0.470095" calcext:value-type="float">
            <text:p>0.47010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8387" calcext:value-type="float">
            <text:p>0.48387</text:p>
          </table:table-cell>
          <table:table-cell table:style-name="ce75" office:value-type="float" office:value="0.42473" calcext:value-type="float">
            <text:p>0.42473</text:p>
          </table:table-cell>
          <table:table-cell table:style-name="ce75" office:value-type="float" office:value="0.41935" calcext:value-type="float">
            <text:p>0.41935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75" office:value-type="float" office:value="0.39785" calcext:value-type="float">
            <text:p>0.39785</text:p>
          </table:table-cell>
          <table:table-cell table:style-name="ce75" office:value-type="float" office:value="0.39247" calcext:value-type="float">
            <text:p>0.39247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134" table:formula="of:=MIN([.E13:.L13];[.N13:.U13])" office:value-type="float" office:value="0.39247" calcext:value-type="float">
            <text:p>0.39247</text:p>
          </table:table-cell>
          <table:table-cell table:style-name="ce123" table:formula="of:=AVERAGE([.E13:.L13];[.N13:.U13])" office:value-type="float" office:value="0.443211875" calcext:value-type="float">
            <text:p>0.4432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75" office:value-type="float" office:value="0.41935" calcext:value-type="float">
            <text:p>0.41935</text:p>
          </table:table-cell>
          <table:table-cell table:style-name="ce75" office:value-type="float" office:value="0.4086" calcext:value-type="float">
            <text:p>0.40860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75" office:value-type="float" office:value="0.41398" calcext:value-type="float">
            <text:p>0.41398</text:p>
          </table:table-cell>
          <table:table-cell table:style-name="ce75" office:value-type="float" office:value="0.38172" calcext:value-type="float">
            <text:p>0.38172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134" table:formula="of:=MIN([.E14:.L14];[.N14:.U14])" office:value-type="float" office:value="0.38172" calcext:value-type="float">
            <text:p>0.38172</text:p>
          </table:table-cell>
          <table:table-cell table:style-name="ce123" table:formula="of:=AVERAGE([.E14:.L14];[.N14:.U14])" office:value-type="float" office:value="0.4469075" calcext:value-type="float">
            <text:p>0.4469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39247" calcext:value-type="float">
            <text:p>0.39247</text:p>
          </table:table-cell>
          <table:table-cell table:number-columns-repeated="2" table:style-name="ce49" office:value-type="float" office:value="0.50538" calcext:value-type="float">
            <text:p>0.50538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1075" calcext:value-type="float">
            <text:p>0.51075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75" office:value-type="float" office:value="0.37634" calcext:value-type="float">
            <text:p>0.37634</text:p>
          </table:table-cell>
          <table:table-cell table:style-name="ce75" office:value-type="float" office:value="0.3871" calcext:value-type="float">
            <text:p>0.3871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134" table:formula="of:=MIN([.E15:.L15];[.N15:.U15])" office:value-type="float" office:value="0.37634" calcext:value-type="float">
            <text:p>0.37634</text:p>
          </table:table-cell>
          <table:table-cell table:style-name="ce123" table:formula="of:=AVERAGE([.E15:.L15];[.N15:.U15])" office:value-type="float" office:value="0.443211875" calcext:value-type="float">
            <text:p>0.44321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75" office:value-type="float" office:value="0.43548" calcext:value-type="float">
            <text:p>0.43548</text:p>
          </table:table-cell>
          <table:table-cell table:style-name="ce75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45699" calcext:value-type="float">
            <text:p>0.45699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75" office:value-type="float" office:value="0.46774" calcext:value-type="float">
            <text:p>0.46774</text:p>
          </table:table-cell>
          <table:table-cell table:style-name="ce75" office:value-type="float" office:value="0.46237" calcext:value-type="float">
            <text:p>0.46237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134" table:formula="of:=MIN([.E16:.L16];[.N16:.U16])" office:value-type="float" office:value="0.41398" calcext:value-type="float">
            <text:p>0.41398</text:p>
          </table:table-cell>
          <table:table-cell table:style-name="ce123" table:formula="of:=AVERAGE([.E16:.L16];[.N16:.U16])" office:value-type="float" office:value="0.459341875" calcext:value-type="float">
            <text:p>0.45934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Crest 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5699" calcext:value-type="float">
            <text:p>0.45699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75" office:value-type="float" office:value="0.42473" calcext:value-type="float">
            <text:p>0.42473</text:p>
          </table:table-cell>
          <table:table-cell table:style-name="ce75" office:value-type="float" office:value="0.45699" calcext:value-type="float">
            <text:p>0.45699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75" office:value-type="float" office:value="0.46774" calcext:value-type="float">
            <text:p>0.46774</text:p>
          </table:table-cell>
          <table:table-cell table:style-name="ce75" office:value-type="float" office:value="0.45699" calcext:value-type="float">
            <text:p>0.45699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134" table:formula="of:=MIN([.E17:.L17];[.N17:.U17])" office:value-type="float" office:value="0.4086" calcext:value-type="float">
            <text:p>0.40860</text:p>
          </table:table-cell>
          <table:table-cell table:style-name="ce123" table:formula="of:=AVERAGE([.E17:.L17];[.N17:.U17])" office:value-type="float" office:value="0.450604375" calcext:value-type="float">
            <text:p>0.45060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3011" calcext:value-type="float">
            <text:p>0.43011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75" office:value-type="float" office:value="0.43011" calcext:value-type="float">
            <text:p>0.43011</text:p>
          </table:table-cell>
          <table:table-cell table:style-name="ce75" office:value-type="float" office:value="0.41935" calcext:value-type="float">
            <text:p>0.41935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43011" calcext:value-type="float">
            <text:p>0.43011</text:p>
          </table:table-cell>
          <table:table-cell table:style-name="ce75" office:value-type="float" office:value="0.4086" calcext:value-type="float">
            <text:p>0.40860</text:p>
          </table:table-cell>
          <table:table-cell table:style-name="ce75" office:value-type="float" office:value="0.40323" calcext:value-type="float">
            <text:p>0.40323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134" table:formula="of:=MIN([.E18:.L18];[.N18:.U18])" office:value-type="float" office:value="0.38172" calcext:value-type="float">
            <text:p>0.38172</text:p>
          </table:table-cell>
          <table:table-cell table:style-name="ce123" table:formula="of:=AVERAGE([.E18:.L18];[.N18:.U18])" office:value-type="float" office:value="0.41129" calcext:value-type="float">
            <text:p>0.41129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Tonal Power 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35484" calcext:value-type="float">
            <text:p>0.35484</text:p>
          </table:table-cell>
          <table:table-cell table:style-name="ce49" office:value-type="float" office:value="0.34409" calcext:value-type="float">
            <text:p>0.34409</text:p>
          </table:table-cell>
          <table:table-cell table:style-name="ce75" office:value-type="float" office:value="0.53226" calcext:value-type="float">
            <text:p>0.53226</text:p>
          </table:table-cell>
          <table:table-cell table:style-name="ce75" office:value-type="float" office:value="0.55376" calcext:value-type="float">
            <text:p>0.55376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75" office:value-type="float" office:value="0.55376" calcext:value-type="float">
            <text:p>0.55376</text:p>
          </table:table-cell>
          <table:table-cell table:style-name="ce75" office:value-type="float" office:value="0.57527" calcext:value-type="float">
            <text:p>0.57527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34409" calcext:value-type="float">
            <text:p>0.34409</text:p>
          </table:table-cell>
          <table:table-cell table:style-name="ce134" table:formula="of:=MIN([.E19:.L19];[.N19:.U19])" office:value-type="float" office:value="0.33333" calcext:value-type="float">
            <text:p>0.33333</text:p>
          </table:table-cell>
          <table:table-cell table:style-name="ce123" table:formula="of:=AVERAGE([.E19:.L19];[.N19:.U19])" office:value-type="float" office:value="0.406921875" calcext:value-type="float">
            <text:p>0.40692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Zero Crossing 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number-columns-repeated="2" table:style-name="ce75" office:value-type="float" office:value="0.45161" calcext:value-type="float">
            <text:p>0.45161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39785" calcext:value-type="float">
            <text:p>0.39785</text:p>
          </table:table-cell>
          <table:table-cell table:number-columns-repeated="2" table:style-name="ce49" office:value-type="float" office:value="0.38172" calcext:value-type="float">
            <text:p>0.38172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75" office:value-type="float" office:value="0.46774" calcext:value-type="float">
            <text:p>0.46774</text:p>
          </table:table-cell>
          <table:table-cell table:style-name="ce75" office:value-type="float" office:value="0.47312" calcext:value-type="float">
            <text:p>0.47312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134" table:formula="of:=MIN([.E20:.L20];[.N20:.U20])" office:value-type="float" office:value="0.36559" calcext:value-type="float">
            <text:p>0.36559</text:p>
          </table:table-cell>
          <table:table-cell table:style-name="ce123" table:formula="of:=AVERAGE([.E20:.L20];[.N20:.U20])" office:value-type="float" office:value="0.42977125" calcext:value-type="float">
            <text:p>0.42977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Acf 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42473" calcext:value-type="float">
            <text:p>0.42473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130" office:value-type="float" office:value="120" calcext:value-type="float">
            <text:p>120</text:p>
          </table:table-cell>
          <table:table-cell table:number-columns-repeated="2" table:style-name="ce49" office:value-type="float" office:value="0.46774" calcext:value-type="float">
            <text:p>0.46774</text:p>
          </table:table-cell>
          <table:table-cell table:style-name="ce75" office:value-type="float" office:value="0.41935" calcext:value-type="float">
            <text:p>0.41935</text:p>
          </table:table-cell>
          <table:table-cell table:style-name="ce75" office:value-type="float" office:value="0.42473" calcext:value-type="float">
            <text:p>0.42473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8925" calcext:value-type="float">
            <text:p>0.48925</text:p>
          </table:table-cell>
          <table:table-cell table:number-columns-repeated="2" table:style-name="ce49" office:value-type="float" office:value="0.40323" calcext:value-type="float">
            <text:p>0.40323</text:p>
          </table:table-cell>
          <table:table-cell table:style-name="ce134" table:formula="of:=MIN([.E21:.L21];[.N21:.U21])" office:value-type="float" office:value="0.37634" calcext:value-type="float">
            <text:p>0.37634</text:p>
          </table:table-cell>
          <table:table-cell table:style-name="ce123" table:formula="of:=AVERAGE([.E21:.L21];[.N21:.U21])" office:value-type="float" office:value="0.443884375" calcext:value-type="float">
            <text:p>0.44388</text:p>
          </table:table-cell>
          <table:table-cell table:number-columns-repeated="16361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Max 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number-columns-repeated="2" table:style-name="ce75" office:value-type="float" office:value="0.34946" calcext:value-type="float">
            <text:p>0.34946</text:p>
          </table:table-cell>
          <table:table-cell table:number-columns-repeated="2" table:style-name="ce49" office:value-type="float" office:value="0.51613" calcext:value-type="float">
            <text:p>0.5161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5699" calcext:value-type="float">
            <text:p>0.45699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75" office:value-type="float" office:value="0.36559" calcext:value-type="float">
            <text:p>0.36559</text:p>
          </table:table-cell>
          <table:table-cell table:style-name="ce75" office:value-type="float" office:value="0.37097" calcext:value-type="float">
            <text:p>0.37097</text:p>
          </table:table-cell>
          <table:table-cell table:style-name="ce49" office:value-type="float" office:value="0.51075" calcext:value-type="float">
            <text:p>0.51075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134" table:formula="of:=MIN([.E22:.L22];[.N22:.U22])" office:value-type="float" office:value="0.34946" calcext:value-type="float">
            <text:p>0.34946</text:p>
          </table:table-cell>
          <table:table-cell table:style-name="ce123" table:formula="of:=AVERAGE([.E22:.L22];[.N22:.U22])" office:value-type="float" office:value="0.438844375" calcext:value-type="float">
            <text:p>0.43884</text:p>
          </table:table-cell>
          <table:table-cell table:number-columns-repeated="16361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35484" calcext:value-type="float">
            <text:p>0.35484</text:p>
          </table:table-cell>
          <table:table-cell table:style-name="ce47" table:formula="of:=MIN([.F4:.F22])" office:value-type="float" office:value="0.34409" calcext:value-type="float">
            <text:p>0.34409</text:p>
          </table:table-cell>
          <table:table-cell table:style-name="ce47" table:formula="of:=MIN([.G4:.G22])" office:value-type="float" office:value="0.34946" calcext:value-type="float">
            <text:p>0.34946</text:p>
          </table:table-cell>
          <table:table-cell table:style-name="ce47" table:formula="of:=MIN([.H4:.H22])" office:value-type="float" office:value="0.344086021505376" calcext:value-type="float">
            <text:p>0.34409</text:p>
          </table:table-cell>
          <table:table-cell table:style-name="ce47" table:formula="of:=MIN([.I4:.I22])" office:value-type="float" office:value="0.3172" calcext:value-type="float">
            <text:p>0.31720</text:p>
          </table:table-cell>
          <table:table-cell table:style-name="ce47" table:formula="of:=MIN([.J4:.J22])" office:value-type="float" office:value="0.24194" calcext:value-type="float">
            <text:p>0.24194</text:p>
          </table:table-cell>
          <table:table-cell table:style-name="ce47" table:formula="of:=MIN([.K4:.K22])" office:value-type="float" office:value="0.30108" calcext:value-type="float">
            <text:p>0.30108</text:p>
          </table:table-cell>
          <table:table-cell table:style-name="ce47" table:formula="of:=MIN([.L4:.L22])" office:value-type="float" office:value="0.26882" calcext:value-type="float">
            <text:p>0.26882</text:p>
          </table:table-cell>
          <table:table-cell table:style-name="ce47"/>
          <table:table-cell table:style-name="ce47" table:formula="of:=MIN([.N4:.N22])" office:value-type="float" office:value="0.36559" calcext:value-type="float">
            <text:p>0.36559</text:p>
          </table:table-cell>
          <table:table-cell table:style-name="ce47" table:formula="of:=MIN([.O4:.O22])" office:value-type="float" office:value="0.33333" calcext:value-type="float">
            <text:p>0.33333</text:p>
          </table:table-cell>
          <table:table-cell table:style-name="ce47" table:formula="of:=MIN([.P4:.P22])" office:value-type="float" office:value="0.354838709677419" calcext:value-type="float">
            <text:p>0.35484</text:p>
          </table:table-cell>
          <table:table-cell table:style-name="ce47" table:formula="of:=MIN([.Q4:.Q22])" office:value-type="float" office:value="0.327956989247312" calcext:value-type="float">
            <text:p>0.32796</text:p>
          </table:table-cell>
          <table:table-cell table:style-name="ce47" table:formula="of:=MIN([.R4:.R22])" office:value-type="float" office:value="0.33871" calcext:value-type="float">
            <text:p>0.33871</text:p>
          </table:table-cell>
          <table:table-cell table:style-name="ce47" table:formula="of:=MIN([.S4:.S22])" office:value-type="float" office:value="0.25269" calcext:value-type="float">
            <text:p>0.25269</text:p>
          </table:table-cell>
          <table:table-cell table:style-name="ce47" table:formula="of:=MIN([.T4:.T22])" office:value-type="float" office:value="0.29032" calcext:value-type="float">
            <text:p>0.29032</text:p>
          </table:table-cell>
          <table:table-cell table:style-name="ce47" table:formula="of:=MIN([.U4:.U22])" office:value-type="float" office:value="0.29032" calcext:value-type="float">
            <text:p>0.29032</text:p>
          </table:table-cell>
          <table:table-cell table:style-name="ce135" table:formula="of:=MIN([.E23:.L23];[.N23:.U23])" office:value-type="float" office:value="0.24194" calcext:value-type="float">
            <text:p>0.24194</text:p>
          </table:table-cell>
          <table:table-cell table:number-columns-repeated="16362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123" table:formula="of:=AVERAGE([.E4:.E22])" office:value-type="float" office:value="0.422467894736842" calcext:value-type="float">
            <text:p>0.42247</text:p>
          </table:table-cell>
          <table:table-cell table:style-name="ce123" table:formula="of:=AVERAGE([.F4:.F22])" office:value-type="float" office:value="0.426146315789474" calcext:value-type="float">
            <text:p>0.42615</text:p>
          </table:table-cell>
          <table:table-cell table:style-name="ce123" table:formula="of:=AVERAGE([.G4:.G22])" office:value-type="float" office:value="0.426711216751556" calcext:value-type="float">
            <text:p>0.42671</text:p>
          </table:table-cell>
          <table:table-cell table:style-name="ce123" table:formula="of:=AVERAGE([.H4:.H22])" office:value-type="float" office:value="0.411713480475382" calcext:value-type="float">
            <text:p>0.41171</text:p>
          </table:table-cell>
          <table:table-cell table:style-name="ce123" table:formula="of:=AVERAGE([.I4:.I22])" office:value-type="float" office:value="0.426145789473684" calcext:value-type="float">
            <text:p>0.42615</text:p>
          </table:table-cell>
          <table:table-cell table:style-name="ce123" table:formula="of:=AVERAGE([.J4:.J22])" office:value-type="float" office:value="0.404641052631579" calcext:value-type="float">
            <text:p>0.40464</text:p>
          </table:table-cell>
          <table:table-cell table:style-name="ce123" table:formula="of:=AVERAGE([.K4:.K22])" office:value-type="float" office:value="0.406338947368421" calcext:value-type="float">
            <text:p>0.40634</text:p>
          </table:table-cell>
          <table:table-cell table:style-name="ce123" table:formula="of:=AVERAGE([.L4:.L22])" office:value-type="float" office:value="0.38936052631579" calcext:value-type="float">
            <text:p>0.38936</text:p>
          </table:table-cell>
          <table:table-cell table:style-name="ce123"/>
          <table:table-cell table:style-name="ce123" table:formula="of:=AVERAGE([.N4:.N22])" office:value-type="float" office:value="0.429258947368421" calcext:value-type="float">
            <text:p>0.42926</text:p>
          </table:table-cell>
          <table:table-cell table:style-name="ce123" table:formula="of:=AVERAGE([.O4:.O22])" office:value-type="float" office:value="0.425296315789474" calcext:value-type="float">
            <text:p>0.42530</text:p>
          </table:table-cell>
          <table:table-cell table:style-name="ce123" table:formula="of:=AVERAGE([.P4:.P22])" office:value-type="float" office:value="0.427559790605546" calcext:value-type="float">
            <text:p>0.42756</text:p>
          </table:table-cell>
          <table:table-cell table:style-name="ce123" table:formula="of:=AVERAGE([.Q4:.Q22])" office:value-type="float" office:value="0.415960118845501" calcext:value-type="float">
            <text:p>0.41596</text:p>
          </table:table-cell>
          <table:table-cell table:style-name="ce123" table:formula="of:=AVERAGE([.R4:.R22])" office:value-type="float" office:value="0.414826842105263" calcext:value-type="float">
            <text:p>0.41483</text:p>
          </table:table-cell>
          <table:table-cell table:style-name="ce123" table:formula="of:=AVERAGE([.S4:.S22])" office:value-type="float" office:value="0.391906842105263" calcext:value-type="float">
            <text:p>0.39191</text:p>
          </table:table-cell>
          <table:table-cell table:style-name="ce123" table:formula="of:=AVERAGE([.T4:.T22])" office:value-type="float" office:value="0.392755263157895" calcext:value-type="float">
            <text:p>0.39276</text:p>
          </table:table-cell>
          <table:table-cell table:style-name="ce123" table:formula="of:=AVERAGE([.U4:.U22])" office:value-type="float" office:value="0.37889052631579" calcext:value-type="float">
            <text:p>0.37889</text:p>
          </table:table-cell>
          <table:table-cell table:number-columns-repeated="16363"/>
        </table:table-row>
        <table:table-row table:style-name="ro3">
          <table:table-cell table:number-columns-repeated="3"/>
          <table:table-cell table:style-name="ce64"/>
          <table:table-cell table:number-columns-repeated="1638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52" office:value-type="string" calcext:value-type="string" table:number-columns-spanned="8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number-columns-repeated="3"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style-name="ce53"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Label (1)</text:p>
          </table:table-cell>
          <table:table-cell table:style-name="ce53" office:value-type="string" calcext:value-type="string">
            <text:p>Label % </text:p>
          </table:table-cell>
          <table:table-cell table:style-name="Default"/>
          <table:table-cell table:style-name="ce117" office:value-type="string" calcext:value-type="string">
            <text:p>NOTE</text:p>
          </table:table-cell>
          <table:table-cell office:value-type="string" calcext:value-type="string">
            <text:p><text:span text:style-name="T1">Miglior risultato 0.24 FS0x, 0.25 FS1, STD </text:span>RAIN spectral normale e concatenato, e 0.26 fulmine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44" office:value-type="string" calcext:value-type="string" table:number-columns-spanned="1" table:number-rows-spanned="2">
            <text:p>VEHICL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79/186</text:p>
          </table:table-cell>
          <table:table-cell table:style-name="ce102" table:formula="of:=(79/186)*100" office:value-type="float" office:value="42.4731182795699" calcext:value-type="float" table:number-columns-spanned="1" table:number-rows-spanned="2">
            <text:p>42.5</text:p>
          </table:table-cell>
          <table:table-cell table:number-columns-repeated="2"/>
          <table:table-cell office:value-type="string" calcext:value-type="string">
            <text:p>Miglior problema RAIN e THUNDER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number-columns-repeated="3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2"/>
          <table:table-cell office:value-type="string" calcext:value-type="string">
            <text:p>Peggior problema CRICKETS su entrambe le frequenze con 0.55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60" office:value-type="string" calcext:value-type="string" table:number-columns-spanned="1" table:number-rows-spanned="2">
            <text:p>CRICKETS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9/186</text:p>
          </table:table-cell>
          <table:table-cell table:style-name="ce102" table:formula="of:=(69/186)*100" office:value-type="float" office:value="37.0967741935484" calcext:value-type="float" table:number-columns-spanned="1" table:number-rows-spanned="2">
            <text:p>37.1</text:p>
          </table:table-cell>
          <table:table-cell table:number-columns-repeated="2"/>
          <table:table-cell table:style-name="Default"/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62" office:value-type="string" calcext:value-type="string" table:number-columns-spanned="1" table:number-rows-spanned="2">
            <text:p>RAI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4/186</text:p>
          </table:table-cell>
          <table:table-cell table:style-name="ce102" table:formula="of:=(64/186)*100" office:value-type="float" office:value="34.4086021505376" calcext:value-type="float" table:number-columns-spanned="1" table:number-rows-spanned="2">
            <text:p>34.4</text:p>
          </table:table-cell>
          <table:table-cell table:number-columns-repeated="16372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65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6372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THUNDER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/186</text:p>
          </table:table-cell>
          <table:table-cell table:style-name="ce102" table:formula="of:=(6/186)*100" office:value-type="float" office:value="3.2258064516129" calcext:value-type="float" table:number-columns-spanned="1" table:number-rows-spanned="2">
            <text:p>3.2</text:p>
          </table:table-cell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3"/>
          <table:table-cell table:style-name="Default"/>
          <table:table-cell table:number-columns-repeated="16368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5"/>
          <table:table-cell table:style-name="Default"/>
          <table:table-cell table:number-columns-repeated="16368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5"/>
          <table:table-cell table:style-name="Default"/>
          <table:table-cell table:number-columns-repeated="16368"/>
        </table:table-row>
        <table:table-row table:style-name="ro3" table:number-rows-repeated="2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5"/>
          <table:table-cell table:style-name="Default"/>
          <table:table-cell table:number-columns-repeated="16368"/>
        </table:table-row>
        <table:table-row table:style-name="ro3" table:number-rows-repeated="4">
          <table:table-cell table:number-columns-repeated="15"/>
          <table:table-cell table:style-name="Default"/>
          <table:table-cell table:number-columns-repeated="16368"/>
        </table:table-row>
        <table:table-row table:style-name="ro3">
          <table:table-cell table:number-columns-repeated="3"/>
          <table:table-cell table:style-name="ce46"/>
          <table:table-cell table:number-columns-repeated="11"/>
          <table:table-cell table:style-name="Default"/>
          <table:table-cell table:number-columns-repeated="16368"/>
        </table:table-row>
        <table:table-row table:style-name="ro3" table:number-rows-repeated="62">
          <table:table-cell/>
          <table:table-cell table:style-name="Default" table:number-columns-repeated="26"/>
          <table:table-cell table:number-columns-repeated="16357"/>
        </table:table-row>
        <table:table-row table:style-name="ro3" table:number-rows-repeated="2">
          <table:table-cell table:number-columns-repeated="22"/>
          <table:table-cell table:style-name="Default"/>
          <table:table-cell table:number-columns-repeated="16361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xp2 results binary pos_neg'.E4:'exp2 results binary pos_neg'.L22 'exp2 results binary pos_neg'.N4:'exp2 results binary pos_neg'.U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c62828"/>
            </calcext:color-scale>
          </calcext:conditional-format>
        </calcext:conditional-formats>
      </table:table>
      <table:table table:name="exp2 results_bin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4" table:default-cell-style-name="ce21"/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9" table:number-rows-spanned="1">
            <text:p>FS &lt; 1 secondo</text:p>
            <text:p>176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06" office:value-type="string" calcext:value-type="string" table:number-columns-spanned="9" table:number-rows-spanned="1">
            <text:p>FS == 1 secondo</text:p>
            <text:p>120 Features</text:p>
          </table:table-cell>
          <table:covered-table-cell table:style-name="ce42"/>
          <table:covered-table-cell table:number-columns-repeated="3" table:style-name="ce67"/>
          <table:covered-table-cell table:number-columns-repeated="2" table:style-name="ce78"/>
          <table:covered-table-cell table:number-columns-repeated="2" table:style-name="ce97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style-name="ce132" office:value-type="string" calcext:value-type="string" table:number-columns-spanned="1" table:number-rows-spanned="3">
            <text:p>AVERAGE</text:p>
          </table:table-cell>
          <table:table-cell table:number-columns-repeated="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3" office:value-type="string" calcext:value-type="string" table:number-columns-spanned="2" table:number-rows-spanned="1">
            <text:p>V/P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V/G</text:p>
          </table:table-cell>
          <table:covered-table-cell table:style-name="ce74"/>
          <table:table-cell table:style-name="ce81" office:value-type="string" calcext:value-type="string" table:number-columns-spanned="2" table:number-rows-spanned="1">
            <text:p>G/T</text:p>
          </table:table-cell>
          <table:covered-table-cell table:style-name="ce81"/>
          <table:table-cell table:style-name="ce98" office:value-type="string" calcext:value-type="string" table:number-columns-spanned="2" table:number-rows-spanned="1">
            <text:p>G/P</text:p>
          </table:table-cell>
          <table:covered-table-cell table:style-name="ce98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3" office:value-type="string" calcext:value-type="string" table:number-columns-spanned="2" table:number-rows-spanned="1">
            <text:p>V/P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V/G</text:p>
          </table:table-cell>
          <table:covered-table-cell table:style-name="ce74"/>
          <table:table-cell table:style-name="ce81" office:value-type="string" calcext:value-type="string" table:number-columns-spanned="2" table:number-rows-spanned="1">
            <text:p>G/T</text:p>
          </table:table-cell>
          <table:covered-table-cell table:style-name="ce81"/>
          <table:table-cell table:style-name="ce98" office:value-type="string" calcext:value-type="string" table:number-columns-spanned="2" table:number-rows-spanned="1">
            <text:p>G/P</text:p>
          </table:table-cell>
          <table:covered-table-cell table:style-name="ce98"/>
          <table:covered-table-cell table:style-name="ce140"/>
          <table:covered-table-cell table:style-name="ce31" office:value-type="string" calcext:value-type="string">
            <text:p>AVERAGE</text:p>
          </table:covered-table-cell>
          <table:table-cell table:number-columns-repeated="4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09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covered-table-cell table:style-name="ce140"/>
          <table:covered-table-cell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121" office:value-type="float" office:value="0.35" calcext:value-type="float">
            <text:p>0.35000</text:p>
          </table:table-cell>
          <table:table-cell table:style-name="ce121" office:value-type="float" office:value="0.3" calcext:value-type="float">
            <text:p>0.30000</text:p>
          </table:table-cell>
          <table:table-cell table:style-name="ce125" office:value-type="float" office:value="0.4176" calcext:value-type="float">
            <text:p>0.41760</text:p>
          </table:table-cell>
          <table:table-cell table:style-name="ce129" office:value-type="float" office:value="0.3077" calcext:value-type="float">
            <text:p>0.30770</text:p>
          </table:table-cell>
          <table:table-cell table:style-name="ce121" office:value-type="float" office:value="0.3774" calcext:value-type="float">
            <text:p>0.37740</text:p>
          </table:table-cell>
          <table:table-cell table:style-name="ce121" office:value-type="float" office:value="0.3208" calcext:value-type="float">
            <text:p>0.32080</text:p>
          </table:table-cell>
          <table:table-cell table:style-name="ce121" office:value-type="float" office:value="0.354" calcext:value-type="float">
            <text:p>0.35400</text:p>
          </table:table-cell>
          <table:table-cell table:style-name="ce124" office:value-type="float" office:value="0.2212" calcext:value-type="float">
            <text:p>0.22120</text:p>
          </table:table-cell>
          <table:table-cell table:style-name="ce83" table:formula="of:=[.C4]*120" office:value-type="float" office:value="1320" calcext:value-type="float">
            <text:p>1320</text:p>
          </table:table-cell>
          <table:table-cell table:style-name="ce131" office:value-type="float" office:value="0.36" calcext:value-type="float">
            <text:p>0.36000</text:p>
          </table:table-cell>
          <table:table-cell table:style-name="ce121" office:value-type="float" office:value="0.29" calcext:value-type="float">
            <text:p>0.29000</text:p>
          </table:table-cell>
          <table:table-cell table:style-name="ce125" office:value-type="float" office:value="0.4066" calcext:value-type="float">
            <text:p>0.40660</text:p>
          </table:table-cell>
          <table:table-cell table:style-name="ce125" office:value-type="float" office:value="0.2857" calcext:value-type="float">
            <text:p>0.28570</text:p>
          </table:table-cell>
          <table:table-cell table:style-name="ce121" office:value-type="float" office:value="0.3962" calcext:value-type="float">
            <text:p>0.39620</text:p>
          </table:table-cell>
          <table:table-cell table:style-name="ce121" office:value-type="float" office:value="0.3113" calcext:value-type="float">
            <text:p>0.31130</text:p>
          </table:table-cell>
          <table:table-cell table:style-name="ce121" office:value-type="float" office:value="0.3628" calcext:value-type="float">
            <text:p>0.36280</text:p>
          </table:table-cell>
          <table:table-cell table:style-name="ce131" office:value-type="float" office:value="0.2124" calcext:value-type="float">
            <text:p>0.21240</text:p>
          </table:table-cell>
          <table:table-cell table:style-name="ce134" table:formula="of:=MIN([.E4:.L4];[.N4:.U4])" office:value-type="float" office:value="0.2124" calcext:value-type="float">
            <text:p>0.21240</text:p>
          </table:table-cell>
          <table:table-cell table:style-name="ce123" table:formula="of:=AVERAGE([.E4:.L4];[.N4:.U4])" office:value-type="float" office:value="0.32960625" calcext:value-type="float">
            <text:p>0.32961</text:p>
          </table:table-cell>
          <table:table-cell table:number-columns-repeated="4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121" office:value-type="float" office:value="0.35" calcext:value-type="float">
            <text:p>0.35000</text:p>
          </table:table-cell>
          <table:table-cell table:style-name="ce121" office:value-type="float" office:value="0.28" calcext:value-type="float">
            <text:p>0.28000</text:p>
          </table:table-cell>
          <table:table-cell table:style-name="ce125" office:value-type="float" office:value="0.4176" calcext:value-type="float">
            <text:p>0.41760</text:p>
          </table:table-cell>
          <table:table-cell table:style-name="ce125" office:value-type="float" office:value="0.3297" calcext:value-type="float">
            <text:p>0.32970</text:p>
          </table:table-cell>
          <table:table-cell table:style-name="ce121" office:value-type="float" office:value="0.3774" calcext:value-type="float">
            <text:p>0.37740</text:p>
          </table:table-cell>
          <table:table-cell table:style-name="ce121" office:value-type="float" office:value="0.3019" calcext:value-type="float">
            <text:p>0.30190</text:p>
          </table:table-cell>
          <table:table-cell table:style-name="ce121" office:value-type="float" office:value="0.354" calcext:value-type="float">
            <text:p>0.35400</text:p>
          </table:table-cell>
          <table:table-cell table:style-name="ce124" office:value-type="float" office:value="0.2478" calcext:value-type="float">
            <text:p>0.24780</text:p>
          </table:table-cell>
          <table:table-cell table:style-name="ce83" table:formula="of:=[.C5]*120" office:value-type="float" office:value="600" calcext:value-type="float">
            <text:p>600</text:p>
          </table:table-cell>
          <table:table-cell table:style-name="ce124" office:value-type="float" office:value="0.36" calcext:value-type="float">
            <text:p>0.36000</text:p>
          </table:table-cell>
          <table:table-cell table:style-name="ce121" office:value-type="float" office:value="0.29" calcext:value-type="float">
            <text:p>0.29000</text:p>
          </table:table-cell>
          <table:table-cell table:style-name="ce125" office:value-type="float" office:value="0.4066" calcext:value-type="float">
            <text:p>0.40660</text:p>
          </table:table-cell>
          <table:table-cell table:style-name="ce125" office:value-type="float" office:value="0.3187" calcext:value-type="float">
            <text:p>0.31870</text:p>
          </table:table-cell>
          <table:table-cell table:style-name="ce121" office:value-type="float" office:value="0.3962" calcext:value-type="float">
            <text:p>0.39620</text:p>
          </table:table-cell>
          <table:table-cell table:style-name="ce121" office:value-type="float" office:value="0.2736" calcext:value-type="float">
            <text:p>0.27360</text:p>
          </table:table-cell>
          <table:table-cell table:style-name="ce121" office:value-type="float" office:value="0.3628" calcext:value-type="float">
            <text:p>0.36280</text:p>
          </table:table-cell>
          <table:table-cell table:style-name="ce141" office:value-type="float" office:value="0.2035" calcext:value-type="float">
            <text:p>0.20350</text:p>
          </table:table-cell>
          <table:table-cell table:style-name="ce134" table:formula="of:=MIN([.E5:.L5];[.N5:.U5])" office:value-type="float" office:value="0.2035" calcext:value-type="float">
            <text:p>0.20350</text:p>
          </table:table-cell>
          <table:table-cell table:style-name="ce123" table:formula="of:=AVERAGE([.E5:.L5];[.N5:.U5])" office:value-type="float" office:value="0.3293625" calcext:value-type="float">
            <text:p>0.3293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121" office:value-type="float" office:value="0.35" calcext:value-type="float">
            <text:p>0.35000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5" office:value-type="float" office:value="0.4286" calcext:value-type="float">
            <text:p>0.4286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1" office:value-type="float" office:value="0.4245" calcext:value-type="float">
            <text:p>0.42450</text:p>
          </table:table-cell>
          <table:table-cell table:style-name="ce121" office:value-type="float" office:value="0.3585" calcext:value-type="float">
            <text:p>0.35850</text:p>
          </table:table-cell>
          <table:table-cell table:style-name="ce121" office:value-type="float" office:value="0.3982" calcext:value-type="float">
            <text:p>0.39820</text:p>
          </table:table-cell>
          <table:table-cell table:style-name="ce121" office:value-type="float" office:value="0.3451" calcext:value-type="float">
            <text:p>0.34510</text:p>
          </table:table-cell>
          <table:table-cell table:style-name="ce83" table:formula="of:=[.C6]*120" office:value-type="float" office:value="360" calcext:value-type="float">
            <text:p>360</text:p>
          </table:table-cell>
          <table:table-cell table:number-columns-repeated="2" table:style-name="ce121" office:value-type="float" office:value="0.37" calcext:value-type="float">
            <text:p>0.37000</text:p>
          </table:table-cell>
          <table:table-cell table:style-name="ce125" office:value-type="float" office:value="0.3736" calcext:value-type="float">
            <text:p>0.3736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1" office:value-type="float" office:value="0.3774" calcext:value-type="float">
            <text:p>0.37740</text:p>
          </table:table-cell>
          <table:table-cell table:style-name="ce121" office:value-type="float" office:value="0.3019" calcext:value-type="float">
            <text:p>0.30190</text:p>
          </table:table-cell>
          <table:table-cell table:style-name="ce121" office:value-type="float" office:value="0.3982" calcext:value-type="float">
            <text:p>0.39820</text:p>
          </table:table-cell>
          <table:table-cell table:style-name="ce121" office:value-type="float" office:value="0.3451" calcext:value-type="float">
            <text:p>0.34510</text:p>
          </table:table-cell>
          <table:table-cell table:style-name="ce134" table:formula="of:=MIN([.E6:.L6];[.N6:.U6])" office:value-type="float" office:value="0.3019" calcext:value-type="float">
            <text:p>0.30190</text:p>
          </table:table-cell>
          <table:table-cell table:style-name="ce123" table:formula="of:=AVERAGE([.E6:.L6];[.N6:.U6])" office:value-type="float" office:value="0.36765625" calcext:value-type="float">
            <text:p>0.3676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121" office:value-type="float" office:value="0.47" calcext:value-type="float">
            <text:p>0.47000</text:p>
          </table:table-cell>
          <table:table-cell table:style-name="ce121" office:value-type="float" office:value="0.4" calcext:value-type="float">
            <text:p>0.4000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5" office:value-type="float" office:value="0.3626" calcext:value-type="float">
            <text:p>0.36260</text:p>
          </table:table-cell>
          <table:table-cell table:style-name="ce121" office:value-type="float" office:value="0.3868" calcext:value-type="float">
            <text:p>0.38680</text:p>
          </table:table-cell>
          <table:table-cell table:style-name="ce121" office:value-type="float" office:value="0.3585" calcext:value-type="float">
            <text:p>0.35850</text:p>
          </table:table-cell>
          <table:table-cell table:number-columns-repeated="2" table:style-name="ce121" office:value-type="float" office:value="0.3894" calcext:value-type="float">
            <text:p>0.38940</text:p>
          </table:table-cell>
          <table:table-cell table:style-name="ce83" table:formula="of:=[.C7]*120" office:value-type="float" office:value="360" calcext:value-type="float">
            <text:p>360</text:p>
          </table:table-cell>
          <table:table-cell table:style-name="ce121" office:value-type="float" office:value="0.5" calcext:value-type="float">
            <text:p>0.50000</text:p>
          </table:table-cell>
          <table:table-cell table:style-name="ce121" office:value-type="float" office:value="0.41" calcext:value-type="float">
            <text:p>0.4100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5" office:value-type="float" office:value="0.3516" calcext:value-type="float">
            <text:p>0.35160</text:p>
          </table:table-cell>
          <table:table-cell table:style-name="ce121" office:value-type="float" office:value="0.4151" calcext:value-type="float">
            <text:p>0.41510</text:p>
          </table:table-cell>
          <table:table-cell table:style-name="ce121" office:value-type="float" office:value="0.3774" calcext:value-type="float">
            <text:p>0.3774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121" office:value-type="float" office:value="0.3982" calcext:value-type="float">
            <text:p>0.39820</text:p>
          </table:table-cell>
          <table:table-cell table:style-name="ce134" table:formula="of:=MIN([.E7:.L7];[.N7:.U7])" office:value-type="float" office:value="0.3407" calcext:value-type="float">
            <text:p>0.34070</text:p>
          </table:table-cell>
          <table:table-cell table:style-name="ce123" table:formula="of:=AVERAGE([.E7:.L7];[.N7:.U7])" office:value-type="float" office:value="0.3947" calcext:value-type="float">
            <text:p>0.3947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1" office:value-type="float" office:value="0.33" calcext:value-type="float">
            <text:p>0.3300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5" office:value-type="float" office:value="0.3516" calcext:value-type="float">
            <text:p>0.35160</text:p>
          </table:table-cell>
          <table:table-cell table:style-name="ce121" office:value-type="float" office:value="0.2736" calcext:value-type="float">
            <text:p>0.27360</text:p>
          </table:table-cell>
          <table:table-cell table:style-name="ce121" office:value-type="float" office:value="0.2925" calcext:value-type="float">
            <text:p>0.29250</text:p>
          </table:table-cell>
          <table:table-cell table:style-name="ce121" office:value-type="float" office:value="0.354" calcext:value-type="float">
            <text:p>0.35400</text:p>
          </table:table-cell>
          <table:table-cell table:style-name="ce121" office:value-type="float" office:value="0.2655" calcext:value-type="float">
            <text:p>0.26550</text:p>
          </table:table-cell>
          <table:table-cell table:style-name="ce83" office:value-type="float" office:value="11" calcext:value-type="float">
            <text:p>11</text:p>
          </table:table-cell>
          <table:table-cell table:style-name="ce131" office:value-type="float" office:value="0.36" calcext:value-type="float">
            <text:p>0.36000</text:p>
          </table:table-cell>
          <table:table-cell table:style-name="ce121" office:value-type="float" office:value="0.31" calcext:value-type="float">
            <text:p>0.31000</text:p>
          </table:table-cell>
          <table:table-cell table:style-name="ce133" office:value-type="float" office:value="0.3077" calcext:value-type="float">
            <text:p>0.30770</text:p>
          </table:table-cell>
          <table:table-cell table:style-name="ce125" office:value-type="float" office:value="0.3516" calcext:value-type="float">
            <text:p>0.35160</text:p>
          </table:table-cell>
          <table:table-cell table:style-name="ce124" office:value-type="float" office:value="0.2736" calcext:value-type="float">
            <text:p>0.27360</text:p>
          </table:table-cell>
          <table:table-cell table:style-name="ce121" office:value-type="float" office:value="0.3019" calcext:value-type="float">
            <text:p>0.30190</text:p>
          </table:table-cell>
          <table:table-cell table:style-name="ce121" office:value-type="float" office:value="0.3186" calcext:value-type="float">
            <text:p>0.31860</text:p>
          </table:table-cell>
          <table:table-cell table:style-name="ce121" office:value-type="float" office:value="0.3009" calcext:value-type="float">
            <text:p>0.30090</text:p>
          </table:table-cell>
          <table:table-cell table:style-name="ce134" table:formula="of:=MIN([.E8:.L8];[.N8:.U8])" office:value-type="float" office:value="0.2655" calcext:value-type="float">
            <text:p>0.26550</text:p>
          </table:table-cell>
          <table:table-cell table:style-name="ce123" table:formula="of:=AVERAGE([.E8:.L8];[.N8:.U8])" office:value-type="float" office:value="0.3182625" calcext:value-type="float">
            <text:p>0.3182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4" office:value-type="float" office:value="0.27" calcext:value-type="float">
            <text:p>0.27000</text:p>
          </table:table-cell>
          <table:table-cell table:number-columns-repeated="2" table:style-name="ce125" office:value-type="float" office:value="0.3407" calcext:value-type="float">
            <text:p>0.34070</text:p>
          </table:table-cell>
          <table:table-cell table:style-name="ce121" office:value-type="float" office:value="0.2736" calcext:value-type="float">
            <text:p>0.27360</text:p>
          </table:table-cell>
          <table:table-cell table:style-name="ce124" office:value-type="float" office:value="0.2453" calcext:value-type="float">
            <text:p>0.24530</text:p>
          </table:table-cell>
          <table:table-cell table:style-name="ce121" office:value-type="float" office:value="0.354" calcext:value-type="float">
            <text:p>0.35400</text:p>
          </table:table-cell>
          <table:table-cell table:style-name="ce121" office:value-type="float" office:value="0.292" calcext:value-type="float">
            <text:p>0.29200</text:p>
          </table:table-cell>
          <table:table-cell table:style-name="ce83" office:value-type="float" office:value="5" calcext:value-type="float">
            <text:p>5</text:p>
          </table:table-cell>
          <table:table-cell table:style-name="ce124" office:value-type="float" office:value="0.36" calcext:value-type="float">
            <text:p>0.36000</text:p>
          </table:table-cell>
          <table:table-cell table:style-name="ce121" office:value-type="float" office:value="0.27" calcext:value-type="float">
            <text:p>0.27000</text:p>
          </table:table-cell>
          <table:table-cell table:style-name="ce137" office:value-type="float" office:value="0.3077" calcext:value-type="float">
            <text:p>0.3077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41" office:value-type="float" office:value="0.2736" calcext:value-type="float">
            <text:p>0.27360</text:p>
          </table:table-cell>
          <table:table-cell table:style-name="ce124" office:value-type="float" office:value="0.217" calcext:value-type="float">
            <text:p>0.21700</text:p>
          </table:table-cell>
          <table:table-cell table:style-name="ce121" office:value-type="float" office:value="0.3186" calcext:value-type="float">
            <text:p>0.31860</text:p>
          </table:table-cell>
          <table:table-cell table:style-name="ce121" office:value-type="float" office:value="0.2566" calcext:value-type="float">
            <text:p>0.25660</text:p>
          </table:table-cell>
          <table:table-cell table:style-name="ce134" table:formula="of:=MIN([.E9:.L9];[.N9:.U9])" office:value-type="float" office:value="0.217" calcext:value-type="float">
            <text:p>0.21700</text:p>
          </table:table-cell>
          <table:table-cell table:style-name="ce123" table:formula="of:=AVERAGE([.E9:.L9];[.N9:.U9])" office:value-type="float" office:value="0.30128125" calcext:value-type="float">
            <text:p>0.30128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21" office:value-type="float" office:value="0.42" calcext:value-type="float">
            <text:p>0.42000</text:p>
          </table:table-cell>
          <table:table-cell table:style-name="ce121" office:value-type="float" office:value="0.41" calcext:value-type="float">
            <text:p>0.41000</text:p>
          </table:table-cell>
          <table:table-cell table:style-name="ce125" office:value-type="float" office:value="0.3626" calcext:value-type="float">
            <text:p>0.36260</text:p>
          </table:table-cell>
          <table:table-cell table:style-name="ce125" office:value-type="float" office:value="0.3187" calcext:value-type="float">
            <text:p>0.31870</text:p>
          </table:table-cell>
          <table:table-cell table:style-name="ce124" office:value-type="float" office:value="0.2642" calcext:value-type="float">
            <text:p>0.26420</text:p>
          </table:table-cell>
          <table:table-cell table:style-name="ce124" office:value-type="float" office:value="0.2453" calcext:value-type="float">
            <text:p>0.24530</text:p>
          </table:table-cell>
          <table:table-cell table:style-name="ce124" office:value-type="float" office:value="0.3274" calcext:value-type="float">
            <text:p>0.32740</text:p>
          </table:table-cell>
          <table:table-cell table:style-name="ce121" office:value-type="float" office:value="0.2832" calcext:value-type="float">
            <text:p>0.28320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121" office:value-type="float" office:value="0.38" calcext:value-type="float">
            <text:p>0.38000</text:p>
          </table:table-cell>
          <table:table-cell table:style-name="ce125" office:value-type="float" office:value="0.3736" calcext:value-type="float">
            <text:p>0.37360</text:p>
          </table:table-cell>
          <table:table-cell table:style-name="ce129" office:value-type="float" office:value="0.2637" calcext:value-type="float">
            <text:p>0.26370</text:p>
          </table:table-cell>
          <table:table-cell table:style-name="ce121" office:value-type="float" office:value="0.3113" calcext:value-type="float">
            <text:p>0.31130</text:p>
          </table:table-cell>
          <table:table-cell table:style-name="ce121" office:value-type="float" office:value="0.2925" calcext:value-type="float">
            <text:p>0.29250</text:p>
          </table:table-cell>
          <table:table-cell table:style-name="ce124" office:value-type="float" office:value="0.292" calcext:value-type="float">
            <text:p>0.29200</text:p>
          </table:table-cell>
          <table:table-cell table:style-name="ce121" office:value-type="float" office:value="0.3097" calcext:value-type="float">
            <text:p>0.30970</text:p>
          </table:table-cell>
          <table:table-cell table:style-name="ce134" table:formula="of:=MIN([.E10:.L10];[.N10:.U10])" office:value-type="float" office:value="0.2453" calcext:value-type="float">
            <text:p>0.24530</text:p>
          </table:table-cell>
          <table:table-cell table:style-name="ce123" table:formula="of:=AVERAGE([.E10:.L10];[.N10:.U10])" office:value-type="float" office:value="0.3271375" calcext:value-type="float">
            <text:p>0.32714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21" office:value-type="float" office:value="0.39" calcext:value-type="float">
            <text:p>0.39000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9" office:value-type="float" office:value="0.3297" calcext:value-type="float">
            <text:p>0.32970</text:p>
          </table:table-cell>
          <table:table-cell table:style-name="ce125" office:value-type="float" office:value="0.3297" calcext:value-type="float">
            <text:p>0.32970</text:p>
          </table:table-cell>
          <table:table-cell table:style-name="ce121" office:value-type="float" office:value="0.3019" calcext:value-type="float">
            <text:p>0.30190</text:p>
          </table:table-cell>
          <table:table-cell table:style-name="ce121" office:value-type="float" office:value="0.3396" calcext:value-type="float">
            <text:p>0.33960</text:p>
          </table:table-cell>
          <table:table-cell table:number-columns-repeated="2" table:style-name="ce121" office:value-type="float" office:value="0.3982" calcext:value-type="float">
            <text:p>0.39820</text:p>
          </table:table-cell>
          <table:table-cell table:style-name="ce83" office:value-type="float" office:value="3" calcext:value-type="float">
            <text:p>3</text:p>
          </table:table-cell>
          <table:table-cell table:style-name="ce121" office:value-type="float" office:value="0.39" calcext:value-type="float">
            <text:p>0.39000</text:p>
          </table:table-cell>
          <table:table-cell table:style-name="ce121" office:value-type="float" office:value="0.34" calcext:value-type="float">
            <text:p>0.34000</text:p>
          </table:table-cell>
          <table:table-cell table:number-columns-repeated="2" table:style-name="ce125" office:value-type="float" office:value="0.3297" calcext:value-type="float">
            <text:p>0.32970</text:p>
          </table:table-cell>
          <table:table-cell table:style-name="ce121" office:value-type="float" office:value="0.3208" calcext:value-type="float">
            <text:p>0.32080</text:p>
          </table:table-cell>
          <table:table-cell table:style-name="ce121" office:value-type="float" office:value="0.3585" calcext:value-type="float">
            <text:p>0.35850</text:p>
          </table:table-cell>
          <table:table-cell table:number-columns-repeated="2" table:style-name="ce121" office:value-type="float" office:value="0.4071" calcext:value-type="float">
            <text:p>0.40710</text:p>
          </table:table-cell>
          <table:table-cell table:style-name="ce134" table:formula="of:=MIN([.E11:.L11];[.N11:.U11])" office:value-type="float" office:value="0.3019" calcext:value-type="float">
            <text:p>0.30190</text:p>
          </table:table-cell>
          <table:table-cell table:style-name="ce123" table:formula="of:=AVERAGE([.E11:.L11];[.N11:.U11])" office:value-type="float" office:value="0.3581375" calcext:value-type="float">
            <text:p>0.35814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 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48" calcext:value-type="float">
            <text:p>0.48000</text:p>
          </table:table-cell>
          <table:table-cell table:style-name="ce121" office:value-type="float" office:value="0.49" calcext:value-type="float">
            <text:p>0.49000</text:p>
          </table:table-cell>
          <table:table-cell table:number-columns-repeated="2" table:style-name="ce125" office:value-type="float" office:value="0.4066" calcext:value-type="float">
            <text:p>0.40660</text:p>
          </table:table-cell>
          <table:table-cell table:style-name="ce121" office:value-type="float" office:value="0.4434" calcext:value-type="float">
            <text:p>0.44340</text:p>
          </table:table-cell>
          <table:table-cell table:style-name="ce121" office:value-type="float" office:value="0.4623" calcext:value-type="float">
            <text:p>0.46230</text:p>
          </table:table-cell>
          <table:table-cell table:number-columns-repeated="2" table:style-name="ce121" office:value-type="float" office:value="0.4159" calcext:value-type="float">
            <text:p>0.41590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2" table:style-name="ce121" office:value-type="float" office:value="0.52" calcext:value-type="float">
            <text:p>0.52000</text:p>
          </table:table-cell>
          <table:table-cell table:style-name="ce125" office:value-type="float" office:value="0.4066" calcext:value-type="float">
            <text:p>0.40660</text:p>
          </table:table-cell>
          <table:table-cell table:style-name="ce125" office:value-type="float" office:value="0.4176" calcext:value-type="float">
            <text:p>0.41760</text:p>
          </table:table-cell>
          <table:table-cell table:number-columns-repeated="2" table:style-name="ce121" office:value-type="float" office:value="0.4245" calcext:value-type="float">
            <text:p>0.42450</text:p>
          </table:table-cell>
          <table:table-cell table:number-columns-repeated="2" table:style-name="ce121" office:value-type="float" office:value="0.4159" calcext:value-type="float">
            <text:p>0.41590</text:p>
          </table:table-cell>
          <table:table-cell table:style-name="ce134" table:formula="of:=MIN([.E12:.L12];[.N12:.U12])" office:value-type="float" office:value="0.4066" calcext:value-type="float">
            <text:p>0.40660</text:p>
          </table:table-cell>
          <table:table-cell table:style-name="ce123" table:formula="of:=AVERAGE([.E12:.L12];[.N12:.U12])" office:value-type="float" office:value="0.44160625" calcext:value-type="float">
            <text:p>0.44161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54" calcext:value-type="float">
            <text:p>0.54000</text:p>
          </table:table-cell>
          <table:table-cell table:style-name="ce121" office:value-type="float" office:value="0.49" calcext:value-type="float">
            <text:p>0.49000</text:p>
          </table:table-cell>
          <table:table-cell table:style-name="ce125" office:value-type="float" office:value="0.3846" calcext:value-type="float">
            <text:p>0.38460</text:p>
          </table:table-cell>
          <table:table-cell table:style-name="ce125" office:value-type="float" office:value="0.3956" calcext:value-type="float">
            <text:p>0.39560</text:p>
          </table:table-cell>
          <table:table-cell table:style-name="ce121" office:value-type="float" office:value="0.5" calcext:value-type="float">
            <text:p>0.50000</text:p>
          </table:table-cell>
          <table:table-cell table:style-name="ce121" office:value-type="float" office:value="0.5094" calcext:value-type="float">
            <text:p>0.50940</text:p>
          </table:table-cell>
          <table:table-cell table:style-name="ce121" office:value-type="float" office:value="0.5221" calcext:value-type="float">
            <text:p>0.52210</text:p>
          </table:table-cell>
          <table:table-cell table:style-name="ce121" office:value-type="float" office:value="0.5133" calcext:value-type="float">
            <text:p>0.5133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51" calcext:value-type="float">
            <text:p>0.51000</text:p>
          </table:table-cell>
          <table:table-cell table:style-name="ce121" office:value-type="float" office:value="0.49" calcext:value-type="float">
            <text:p>0.49000</text:p>
          </table:table-cell>
          <table:table-cell table:style-name="ce125" office:value-type="float" office:value="0.3956" calcext:value-type="float">
            <text:p>0.39560</text:p>
          </table:table-cell>
          <table:table-cell table:style-name="ce125" office:value-type="float" office:value="0.4066" calcext:value-type="float">
            <text:p>0.40660</text:p>
          </table:table-cell>
          <table:table-cell table:number-columns-repeated="2" table:style-name="ce121" office:value-type="float" office:value="0.4528" calcext:value-type="float">
            <text:p>0.45280</text:p>
          </table:table-cell>
          <table:table-cell table:style-name="ce121" office:value-type="float" office:value="0.469" calcext:value-type="float">
            <text:p>0.46900</text:p>
          </table:table-cell>
          <table:table-cell table:style-name="ce121" office:value-type="float" office:value="0.4602" calcext:value-type="float">
            <text:p>0.46020</text:p>
          </table:table-cell>
          <table:table-cell table:style-name="ce134" table:formula="of:=MIN([.E13:.L13];[.N13:.U13])" office:value-type="float" office:value="0.3846" calcext:value-type="float">
            <text:p>0.38460</text:p>
          </table:table-cell>
          <table:table-cell table:style-name="ce123" table:formula="of:=AVERAGE([.E13:.L13];[.N13:.U13])" office:value-type="float" office:value="0.46825" calcext:value-type="float">
            <text:p>0.46825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121" office:value-type="float" office:value="0.41" calcext:value-type="float">
            <text:p>0.41000</text:p>
          </table:table-cell>
          <table:table-cell table:number-columns-repeated="2" table:style-name="ce125" office:value-type="float" office:value="0.4176" calcext:value-type="float">
            <text:p>0.41760</text:p>
          </table:table-cell>
          <table:table-cell table:style-name="ce121" office:value-type="float" office:value="0.4623" calcext:value-type="float">
            <text:p>0.46230</text:p>
          </table:table-cell>
          <table:table-cell table:style-name="ce121" office:value-type="float" office:value="0.4434" calcext:value-type="float">
            <text:p>0.44340</text:p>
          </table:table-cell>
          <table:table-cell table:style-name="ce121" office:value-type="float" office:value="0.4159" calcext:value-type="float">
            <text:p>0.41590</text:p>
          </table:table-cell>
          <table:table-cell table:style-name="ce121" office:value-type="float" office:value="0.3982" calcext:value-type="float">
            <text:p>0.39820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2" table:style-name="ce121" office:value-type="float" office:value="0.37" calcext:value-type="float">
            <text:p>0.37000</text:p>
          </table:table-cell>
          <table:table-cell table:style-name="ce125" office:value-type="float" office:value="0.4176" calcext:value-type="float">
            <text:p>0.41760</text:p>
          </table:table-cell>
          <table:table-cell table:style-name="ce125" office:value-type="float" office:value="0.3956" calcext:value-type="float">
            <text:p>0.39560</text:p>
          </table:table-cell>
          <table:table-cell table:style-name="ce121" office:value-type="float" office:value="0.4623" calcext:value-type="float">
            <text:p>0.46230</text:p>
          </table:table-cell>
          <table:table-cell table:style-name="ce121" office:value-type="float" office:value="0.4434" calcext:value-type="float">
            <text:p>0.4434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121" office:value-type="float" office:value="0.4159" calcext:value-type="float">
            <text:p>0.41590</text:p>
          </table:table-cell>
          <table:table-cell table:style-name="ce134" table:formula="of:=MIN([.E14:.L14];[.N14:.U14])" office:value-type="float" office:value="0.37" calcext:value-type="float">
            <text:p>0.37000</text:p>
          </table:table-cell>
          <table:table-cell table:style-name="ce123" table:formula="of:=AVERAGE([.E14:.L14];[.N14:.U14])" office:value-type="float" office:value="0.4171625" calcext:value-type="float">
            <text:p>0.4171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121" office:value-type="float" office:value="0.54" calcext:value-type="float">
            <text:p>0.54000</text:p>
          </table:table-cell>
          <table:table-cell table:style-name="ce125" office:value-type="float" office:value="0.5275" calcext:value-type="float">
            <text:p>0.52750</text:p>
          </table:table-cell>
          <table:table-cell table:style-name="ce125" office:value-type="float" office:value="0.5385" calcext:value-type="float">
            <text:p>0.53850</text:p>
          </table:table-cell>
          <table:table-cell table:number-columns-repeated="2" table:style-name="ce121" office:value-type="float" office:value="0.4245" calcext:value-type="float">
            <text:p>0.42450</text:p>
          </table:table-cell>
          <table:table-cell table:style-name="ce121" office:value-type="float" office:value="0.469" calcext:value-type="float">
            <text:p>0.46900</text:p>
          </table:table-cell>
          <table:table-cell table:style-name="ce121" office:value-type="float" office:value="0.4779" calcext:value-type="float">
            <text:p>0.4779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52" calcext:value-type="float">
            <text:p>0.52000</text:p>
          </table:table-cell>
          <table:table-cell table:style-name="ce121" office:value-type="float" office:value="0.54" calcext:value-type="float">
            <text:p>0.54000</text:p>
          </table:table-cell>
          <table:table-cell table:style-name="ce125" office:value-type="float" office:value="0.4945" calcext:value-type="float">
            <text:p>0.49450</text:p>
          </table:table-cell>
          <table:table-cell table:style-name="ce125" office:value-type="float" office:value="0.5165" calcext:value-type="float">
            <text:p>0.51650</text:p>
          </table:table-cell>
          <table:table-cell table:style-name="ce121" office:value-type="float" office:value="0.3585" calcext:value-type="float">
            <text:p>0.35850</text:p>
          </table:table-cell>
          <table:table-cell table:style-name="ce121" office:value-type="float" office:value="0.3302" calcext:value-type="float">
            <text:p>0.33020</text:p>
          </table:table-cell>
          <table:table-cell table:number-columns-repeated="2" table:style-name="ce121" office:value-type="float" office:value="0.3982" calcext:value-type="float">
            <text:p>0.39820</text:p>
          </table:table-cell>
          <table:table-cell table:style-name="ce134" table:formula="of:=MIN([.E15:.L15];[.N15:.U15])" office:value-type="float" office:value="0.3302" calcext:value-type="float">
            <text:p>0.33020</text:p>
          </table:table-cell>
          <table:table-cell table:style-name="ce123" table:formula="of:=AVERAGE([.E15:.L15];[.N15:.U15])" office:value-type="float" office:value="0.468625" calcext:value-type="float">
            <text:p>0.46863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51" calcext:value-type="float">
            <text:p>0.51000</text:p>
          </table:table-cell>
          <table:table-cell table:style-name="ce121" office:value-type="float" office:value="0.52" calcext:value-type="float">
            <text:p>0.52000</text:p>
          </table:table-cell>
          <table:table-cell table:number-columns-repeated="2" table:style-name="ce125" office:value-type="float" office:value="0.4835" calcext:value-type="float">
            <text:p>0.48350</text:p>
          </table:table-cell>
          <table:table-cell table:style-name="ce121" office:value-type="float" office:value="0.4528" calcext:value-type="float">
            <text:p>0.45280</text:p>
          </table:table-cell>
          <table:table-cell table:style-name="ce121" office:value-type="float" office:value="0.4623" calcext:value-type="float">
            <text:p>0.46230</text:p>
          </table:table-cell>
          <table:table-cell table:number-columns-repeated="2" table:style-name="ce121" office:value-type="float" office:value="0.469" calcext:value-type="float">
            <text:p>0.4690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51" calcext:value-type="float">
            <text:p>0.51000</text:p>
          </table:table-cell>
          <table:table-cell table:style-name="ce121" office:value-type="float" office:value="0.5" calcext:value-type="float">
            <text:p>0.50000</text:p>
          </table:table-cell>
          <table:table-cell table:number-columns-repeated="2" table:style-name="ce125" office:value-type="float" office:value="0.5495" calcext:value-type="float">
            <text:p>0.54950</text:p>
          </table:table-cell>
          <table:table-cell table:number-columns-repeated="2" table:style-name="ce121" office:value-type="float" office:value="0.434" calcext:value-type="float">
            <text:p>0.43400</text:p>
          </table:table-cell>
          <table:table-cell table:number-columns-repeated="2" table:style-name="ce121" office:value-type="float" office:value="0.4956" calcext:value-type="float">
            <text:p>0.49560</text:p>
          </table:table-cell>
          <table:table-cell table:style-name="ce134" table:formula="of:=MIN([.E16:.L16];[.N16:.U16])" office:value-type="float" office:value="0.434" calcext:value-type="float">
            <text:p>0.43400</text:p>
          </table:table-cell>
          <table:table-cell table:style-name="ce123" table:formula="of:=AVERAGE([.E16:.L16];[.N16:.U16])" office:value-type="float" office:value="0.48864375" calcext:value-type="float">
            <text:p>0.48864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Crest 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46" calcext:value-type="float">
            <text:p>0.46000</text:p>
          </table:table-cell>
          <table:table-cell table:style-name="ce121" office:value-type="float" office:value="0.45" calcext:value-type="float">
            <text:p>0.45000</text:p>
          </table:table-cell>
          <table:table-cell table:number-columns-repeated="2" table:style-name="ce125" office:value-type="float" office:value="0.4396" calcext:value-type="float">
            <text:p>0.43960</text:p>
          </table:table-cell>
          <table:table-cell table:style-name="ce121" office:value-type="float" office:value="0.434" calcext:value-type="float">
            <text:p>0.43400</text:p>
          </table:table-cell>
          <table:table-cell table:style-name="ce121" office:value-type="float" office:value="0.4528" calcext:value-type="float">
            <text:p>0.4528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121" office:value-type="float" office:value="0.4425" calcext:value-type="float">
            <text:p>0.4425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48" calcext:value-type="float">
            <text:p>0.48000</text:p>
          </table:table-cell>
          <table:table-cell table:style-name="ce121" office:value-type="float" office:value="0.5" calcext:value-type="float">
            <text:p>0.50000</text:p>
          </table:table-cell>
          <table:table-cell table:style-name="ce125" office:value-type="float" office:value="0.4835" calcext:value-type="float">
            <text:p>0.48350</text:p>
          </table:table-cell>
          <table:table-cell table:style-name="ce125" office:value-type="float" office:value="0.4725" calcext:value-type="float">
            <text:p>0.47250</text:p>
          </table:table-cell>
          <table:table-cell table:style-name="ce121" office:value-type="float" office:value="0.4151" calcext:value-type="float">
            <text:p>0.41510</text:p>
          </table:table-cell>
          <table:table-cell table:style-name="ce121" office:value-type="float" office:value="0.434" calcext:value-type="float">
            <text:p>0.43400</text:p>
          </table:table-cell>
          <table:table-cell table:style-name="ce121" office:value-type="float" office:value="0.4071" calcext:value-type="float">
            <text:p>0.40710</text:p>
          </table:table-cell>
          <table:table-cell table:style-name="ce121" office:value-type="float" office:value="0.4159" calcext:value-type="float">
            <text:p>0.41590</text:p>
          </table:table-cell>
          <table:table-cell table:style-name="ce134" table:formula="of:=MIN([.E17:.L17];[.N17:.U17])" office:value-type="float" office:value="0.4071" calcext:value-type="float">
            <text:p>0.40710</text:p>
          </table:table-cell>
          <table:table-cell table:style-name="ce123" table:formula="of:=AVERAGE([.E17:.L17];[.N17:.U17])" office:value-type="float" office:value="0.4469625" calcext:value-type="float">
            <text:p>0.4469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1" office:value-type="float" office:value="0.35" calcext:value-type="float">
            <text:p>0.35000</text:p>
          </table:table-cell>
          <table:table-cell table:style-name="ce125" office:value-type="float" office:value="0.3956" calcext:value-type="float">
            <text:p>0.39560</text:p>
          </table:table-cell>
          <table:table-cell table:style-name="ce125" office:value-type="float" office:value="0.3846" calcext:value-type="float">
            <text:p>0.38460</text:p>
          </table:table-cell>
          <table:table-cell table:style-name="ce121" office:value-type="float" office:value="0.4151" calcext:value-type="float">
            <text:p>0.41510</text:p>
          </table:table-cell>
          <table:table-cell table:style-name="ce121" office:value-type="float" office:value="0.4057" calcext:value-type="float">
            <text:p>0.40570</text:p>
          </table:table-cell>
          <table:table-cell table:number-columns-repeated="2" table:style-name="ce121" office:value-type="float" office:value="0.4071" calcext:value-type="float">
            <text:p>0.4071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36" calcext:value-type="float">
            <text:p>0.36000</text:p>
          </table:table-cell>
          <table:table-cell table:style-name="ce121" office:value-type="float" office:value="0.37" calcext:value-type="float">
            <text:p>0.37000</text:p>
          </table:table-cell>
          <table:table-cell table:style-name="ce125" office:value-type="float" office:value="0.3626" calcext:value-type="float">
            <text:p>0.36260</text:p>
          </table:table-cell>
          <table:table-cell table:style-name="ce125" office:value-type="float" office:value="0.3736" calcext:value-type="float">
            <text:p>0.37360</text:p>
          </table:table-cell>
          <table:table-cell table:style-name="ce121" office:value-type="float" office:value="0.3396" calcext:value-type="float">
            <text:p>0.33960</text:p>
          </table:table-cell>
          <table:table-cell table:style-name="ce121" office:value-type="float" office:value="0.3302" calcext:value-type="float">
            <text:p>0.33020</text:p>
          </table:table-cell>
          <table:table-cell table:number-columns-repeated="2" table:style-name="ce121" office:value-type="float" office:value="0.354" calcext:value-type="float">
            <text:p>0.35400</text:p>
          </table:table-cell>
          <table:table-cell table:style-name="ce134" table:formula="of:=MIN([.E18:.L18];[.N18:.U18])" office:value-type="float" office:value="0.3302" calcext:value-type="float">
            <text:p>0.33020</text:p>
          </table:table-cell>
          <table:table-cell table:style-name="ce123" table:formula="of:=AVERAGE([.E18:.L18];[.N18:.U18])" office:value-type="float" office:value="0.373075" calcext:value-type="float">
            <text:p>0.37308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Tonal Power 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48" calcext:value-type="float">
            <text:p>0.48000</text:p>
          </table:table-cell>
          <table:table-cell table:style-name="ce121" office:value-type="float" office:value="0.47" calcext:value-type="float">
            <text:p>0.47000</text:p>
          </table:table-cell>
          <table:table-cell table:style-name="ce125" office:value-type="float" office:value="0.4066" calcext:value-type="float">
            <text:p>0.40660</text:p>
          </table:table-cell>
          <table:table-cell table:style-name="ce125" office:value-type="float" office:value="0.3956" calcext:value-type="float">
            <text:p>0.39560</text:p>
          </table:table-cell>
          <table:table-cell table:style-name="ce121" office:value-type="float" office:value="0.4906" calcext:value-type="float">
            <text:p>0.49060</text:p>
          </table:table-cell>
          <table:table-cell table:style-name="ce121" office:value-type="float" office:value="0.5" calcext:value-type="float">
            <text:p>0.50000</text:p>
          </table:table-cell>
          <table:table-cell table:number-columns-repeated="2" table:style-name="ce121" office:value-type="float" office:value="0.4779" calcext:value-type="float">
            <text:p>0.4779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49" calcext:value-type="float">
            <text:p>0.49000</text:p>
          </table:table-cell>
          <table:table-cell table:style-name="ce121" office:value-type="float" office:value="0.5" calcext:value-type="float">
            <text:p>0.50000</text:p>
          </table:table-cell>
          <table:table-cell table:style-name="ce125" office:value-type="float" office:value="0.4615" calcext:value-type="float">
            <text:p>0.46150</text:p>
          </table:table-cell>
          <table:table-cell table:style-name="ce125" office:value-type="float" office:value="0.4725" calcext:value-type="float">
            <text:p>0.47250</text:p>
          </table:table-cell>
          <table:table-cell table:style-name="ce121" office:value-type="float" office:value="0.4151" calcext:value-type="float">
            <text:p>0.41510</text:p>
          </table:table-cell>
          <table:table-cell table:style-name="ce121" office:value-type="float" office:value="0.4528" calcext:value-type="float">
            <text:p>0.4528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121" office:value-type="float" office:value="0.4425" calcext:value-type="float">
            <text:p>0.44250</text:p>
          </table:table-cell>
          <table:table-cell table:style-name="ce134" table:formula="of:=MIN([.E19:.L19];[.N19:.U19])" office:value-type="float" office:value="0.3956" calcext:value-type="float">
            <text:p>0.39560</text:p>
          </table:table-cell>
          <table:table-cell table:style-name="ce123" table:formula="of:=AVERAGE([.E19:.L19];[.N19:.U19])" office:value-type="float" office:value="0.4598625" calcext:value-type="float">
            <text:p>0.45986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Zero Crossing 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42" calcext:value-type="float">
            <text:p>0.42000</text:p>
          </table:table-cell>
          <table:table-cell table:style-name="ce121" office:value-type="float" office:value="0.43" calcext:value-type="float">
            <text:p>0.43000</text:p>
          </table:table-cell>
          <table:table-cell table:number-columns-repeated="2" table:style-name="ce125" office:value-type="float" office:value="0.4725" calcext:value-type="float">
            <text:p>0.47250</text:p>
          </table:table-cell>
          <table:table-cell table:number-columns-repeated="2" table:style-name="ce121" office:value-type="float" office:value="0.3962" calcext:value-type="float">
            <text:p>0.39620</text:p>
          </table:table-cell>
          <table:table-cell table:style-name="ce121" office:value-type="float" office:value="0.4071" calcext:value-type="float">
            <text:p>0.4071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39" calcext:value-type="float">
            <text:p>0.39000</text:p>
          </table:table-cell>
          <table:table-cell table:style-name="ce121" office:value-type="float" office:value="0.38" calcext:value-type="float">
            <text:p>0.38000</text:p>
          </table:table-cell>
          <table:table-cell table:style-name="ce125" office:value-type="float" office:value="0.4835" calcext:value-type="float">
            <text:p>0.48350</text:p>
          </table:table-cell>
          <table:table-cell table:style-name="ce125" office:value-type="float" office:value="0.4945" calcext:value-type="float">
            <text:p>0.49450</text:p>
          </table:table-cell>
          <table:table-cell table:style-name="ce121" office:value-type="float" office:value="0.3868" calcext:value-type="float">
            <text:p>0.38680</text:p>
          </table:table-cell>
          <table:table-cell table:style-name="ce121" office:value-type="float" office:value="0.3774" calcext:value-type="float">
            <text:p>0.37740</text:p>
          </table:table-cell>
          <table:table-cell table:number-columns-repeated="2" table:style-name="ce121" office:value-type="float" office:value="0.4248" calcext:value-type="float">
            <text:p>0.42480</text:p>
          </table:table-cell>
          <table:table-cell table:style-name="ce134" table:formula="of:=MIN([.E20:.L20];[.N20:.U20])" office:value-type="float" office:value="0.3774" calcext:value-type="float">
            <text:p>0.37740</text:p>
          </table:table-cell>
          <table:table-cell table:style-name="ce123" table:formula="of:=AVERAGE([.E20:.L20];[.N20:.U20])" office:value-type="float" office:value="0.42381875" calcext:value-type="float">
            <text:p>0.42382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Acf 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121" office:value-type="float" office:value="0.52" calcext:value-type="float">
            <text:p>0.5200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5" office:value-type="float" office:value="0.3516" calcext:value-type="float">
            <text:p>0.35160</text:p>
          </table:table-cell>
          <table:table-cell table:style-name="ce121" office:value-type="float" office:value="0.3774" calcext:value-type="float">
            <text:p>0.37740</text:p>
          </table:table-cell>
          <table:table-cell table:style-name="ce121" office:value-type="float" office:value="0.3679" calcext:value-type="float">
            <text:p>0.36790</text:p>
          </table:table-cell>
          <table:table-cell table:number-columns-repeated="2" table:style-name="ce121" office:value-type="float" office:value="0.4513" calcext:value-type="float">
            <text:p>0.45130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2" table:style-name="ce121" office:value-type="float" office:value="0.56" calcext:value-type="float">
            <text:p>0.56000</text:p>
          </table:table-cell>
          <table:table-cell table:number-columns-repeated="2" table:style-name="ce125" office:value-type="float" office:value="0.3297" calcext:value-type="float">
            <text:p>0.32970</text:p>
          </table:table-cell>
          <table:table-cell table:style-name="ce121" office:value-type="float" office:value="0.3679" calcext:value-type="float">
            <text:p>0.36790</text:p>
          </table:table-cell>
          <table:table-cell table:style-name="ce121" office:value-type="float" office:value="0.3868" calcext:value-type="float">
            <text:p>0.38680</text:p>
          </table:table-cell>
          <table:table-cell table:style-name="ce121" office:value-type="float" office:value="0.4513" calcext:value-type="float">
            <text:p>0.45130</text:p>
          </table:table-cell>
          <table:table-cell table:style-name="ce121" office:value-type="float" office:value="0.4602" calcext:value-type="float">
            <text:p>0.46020</text:p>
          </table:table-cell>
          <table:table-cell table:style-name="ce134" table:formula="of:=MIN([.E21:.L21];[.N21:.U21])" office:value-type="float" office:value="0.3297" calcext:value-type="float">
            <text:p>0.32970</text:p>
          </table:table-cell>
          <table:table-cell table:style-name="ce123" table:formula="of:=AVERAGE([.E21:.L21];[.N21:.U21])" office:value-type="float" office:value="0.4266125" calcext:value-type="float">
            <text:p>0.42661</text:p>
          </table:table-cell>
          <table:table-cell table:number-columns-repeated="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Max 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21" office:value-type="float" office:value="0.53" calcext:value-type="float">
            <text:p>0.53000</text:p>
          </table:table-cell>
          <table:table-cell table:style-name="ce121" office:value-type="float" office:value="0.54" calcext:value-type="float">
            <text:p>0.54000</text:p>
          </table:table-cell>
          <table:table-cell table:number-columns-repeated="2" table:style-name="ce125" office:value-type="float" office:value="0.3407" calcext:value-type="float">
            <text:p>0.34070</text:p>
          </table:table-cell>
          <table:table-cell table:style-name="ce121" office:value-type="float" office:value="0.434" calcext:value-type="float">
            <text:p>0.43400</text:p>
          </table:table-cell>
          <table:table-cell table:style-name="ce121" office:value-type="float" office:value="0.4717" calcext:value-type="float">
            <text:p>0.47170</text:p>
          </table:table-cell>
          <table:table-cell table:number-columns-repeated="2" table:style-name="ce121" office:value-type="float" office:value="0.4602" calcext:value-type="float">
            <text:p>0.46020</text:p>
          </table:table-cell>
          <table:table-cell table:style-name="ce83" office:value-type="float" office:value="120" calcext:value-type="float">
            <text:p>120</text:p>
          </table:table-cell>
          <table:table-cell table:style-name="ce121" office:value-type="float" office:value="0.52" calcext:value-type="float">
            <text:p>0.52000</text:p>
          </table:table-cell>
          <table:table-cell table:style-name="ce121" office:value-type="float" office:value="0.5" calcext:value-type="float">
            <text:p>0.50000</text:p>
          </table:table-cell>
          <table:table-cell table:style-name="ce125" office:value-type="float" office:value="0.3407" calcext:value-type="float">
            <text:p>0.34070</text:p>
          </table:table-cell>
          <table:table-cell table:style-name="ce125" office:value-type="float" office:value="0.3297" calcext:value-type="float">
            <text:p>0.32970</text:p>
          </table:table-cell>
          <table:table-cell table:style-name="ce121" office:value-type="float" office:value="0.4245" calcext:value-type="float">
            <text:p>0.42450</text:p>
          </table:table-cell>
          <table:table-cell table:style-name="ce121" office:value-type="float" office:value="0.434" calcext:value-type="float">
            <text:p>0.43400</text:p>
          </table:table-cell>
          <table:table-cell table:style-name="ce121" office:value-type="float" office:value="0.4248" calcext:value-type="float">
            <text:p>0.42480</text:p>
          </table:table-cell>
          <table:table-cell table:style-name="ce121" office:value-type="float" office:value="0.4071" calcext:value-type="float">
            <text:p>0.40710</text:p>
          </table:table-cell>
          <table:table-cell table:style-name="ce134" table:formula="of:=MIN([.E22:.L22];[.N22:.U22])" office:value-type="float" office:value="0.3297" calcext:value-type="float">
            <text:p>0.32970</text:p>
          </table:table-cell>
          <table:table-cell table:style-name="ce123" table:formula="of:=AVERAGE([.E22:.L22];[.N22:.U22])" office:value-type="float" office:value="0.43489375" calcext:value-type="float">
            <text:p>0.43489</text:p>
          </table:table-cell>
          <table:table-cell table:number-columns-repeated="4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35" calcext:value-type="float">
            <text:p>0.35000</text:p>
          </table:table-cell>
          <table:table-cell table:style-name="ce47" table:formula="of:=MIN([.F4:.F22])" office:value-type="float" office:value="0.27" calcext:value-type="float">
            <text:p>0.27000</text:p>
          </table:table-cell>
          <table:table-cell table:style-name="ce47" table:formula="of:=MIN([.G4:.G22])" office:value-type="float" office:value="0.3297" calcext:value-type="float">
            <text:p>0.32970</text:p>
          </table:table-cell>
          <table:table-cell table:style-name="ce47" table:formula="of:=MIN([.H4:.H22])" office:value-type="float" office:value="0.3077" calcext:value-type="float">
            <text:p>0.30770</text:p>
          </table:table-cell>
          <table:table-cell table:style-name="ce47" table:formula="of:=MIN([.I4:.I22])" office:value-type="float" office:value="0.2642" calcext:value-type="float">
            <text:p>0.26420</text:p>
          </table:table-cell>
          <table:table-cell table:style-name="ce47" table:formula="of:=MIN([.J4:.J22])" office:value-type="float" office:value="0.2453" calcext:value-type="float">
            <text:p>0.24530</text:p>
          </table:table-cell>
          <table:table-cell table:style-name="ce47" table:formula="of:=MIN([.K4:.K22])" office:value-type="float" office:value="0.3274" calcext:value-type="float">
            <text:p>0.32740</text:p>
          </table:table-cell>
          <table:table-cell table:style-name="ce47" table:formula="of:=MIN([.L4:.L22])" office:value-type="float" office:value="0.2212" calcext:value-type="float">
            <text:p>0.22120</text:p>
          </table:table-cell>
          <table:table-cell table:style-name="ce47"/>
          <table:table-cell table:style-name="ce47" table:formula="of:=MIN([.N4:.N22])" office:value-type="float" office:value="0.36" calcext:value-type="float">
            <text:p>0.36000</text:p>
          </table:table-cell>
          <table:table-cell table:style-name="ce47" table:formula="of:=MIN([.O4:.O22])" office:value-type="float" office:value="0.27" calcext:value-type="float">
            <text:p>0.27000</text:p>
          </table:table-cell>
          <table:table-cell table:style-name="ce47" table:formula="of:=MIN([.P4:.P22])" office:value-type="float" office:value="0.3077" calcext:value-type="float">
            <text:p>0.30770</text:p>
          </table:table-cell>
          <table:table-cell table:style-name="ce47" table:formula="of:=MIN([.Q4:.Q22])" office:value-type="float" office:value="0.2637" calcext:value-type="float">
            <text:p>0.26370</text:p>
          </table:table-cell>
          <table:table-cell table:style-name="ce47" table:formula="of:=MIN([.R4:.R22])" office:value-type="float" office:value="0.2736" calcext:value-type="float">
            <text:p>0.27360</text:p>
          </table:table-cell>
          <table:table-cell table:style-name="ce47" table:formula="of:=MIN([.S4:.S22])" office:value-type="float" office:value="0.217" calcext:value-type="float">
            <text:p>0.21700</text:p>
          </table:table-cell>
          <table:table-cell table:style-name="ce47" table:formula="of:=MIN([.T4:.T22])" office:value-type="float" office:value="0.292" calcext:value-type="float">
            <text:p>0.29200</text:p>
          </table:table-cell>
          <table:table-cell table:style-name="ce47" table:formula="of:=MIN([.U4:.U22])" office:value-type="float" office:value="0.2035" calcext:value-type="float">
            <text:p>0.20350</text:p>
          </table:table-cell>
          <table:table-cell table:style-name="ce135" table:formula="of:=MIN([.E23:.L23];[.N23:.U23])" office:value-type="float" office:value="0.2035" calcext:value-type="float">
            <text:p>0.2035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123" table:formula="of:=AVERAGE([.E4:.E22])" office:value-type="float" office:value="0.436842105263158" calcext:value-type="float">
            <text:p>0.43684</text:p>
          </table:table-cell>
          <table:table-cell table:style-name="ce123" table:formula="of:=AVERAGE([.F4:.F22])" office:value-type="float" office:value="0.416842105263158" calcext:value-type="float">
            <text:p>0.41684</text:p>
          </table:table-cell>
          <table:table-cell table:style-name="ce123" table:formula="of:=AVERAGE([.G4:.G22])" office:value-type="float" office:value="0.399668421052632" calcext:value-type="float">
            <text:p>0.39967</text:p>
          </table:table-cell>
          <table:table-cell table:style-name="ce123" table:formula="of:=AVERAGE([.H4:.H22])" office:value-type="float" office:value="0.384621052631579" calcext:value-type="float">
            <text:p>0.38462</text:p>
          </table:table-cell>
          <table:table-cell table:style-name="ce123" table:formula="of:=AVERAGE([.I4:.I22])" office:value-type="float" office:value="0.395247368421053" calcext:value-type="float">
            <text:p>0.39525</text:p>
          </table:table-cell>
          <table:table-cell table:style-name="ce123" table:formula="of:=AVERAGE([.J4:.J22])" office:value-type="float" office:value="0.387294736842105" calcext:value-type="float">
            <text:p>0.38729</text:p>
          </table:table-cell>
          <table:table-cell table:style-name="ce123" table:formula="of:=AVERAGE([.K4:.K22])" office:value-type="float" office:value="0.413131578947368" calcext:value-type="float">
            <text:p>0.41313</text:p>
          </table:table-cell>
          <table:table-cell table:style-name="ce123" table:formula="of:=AVERAGE([.L4:.L22])" office:value-type="float" office:value="0.388447368421053" calcext:value-type="float">
            <text:p>0.38845</text:p>
          </table:table-cell>
          <table:table-cell table:style-name="ce123"/>
          <table:table-cell table:style-name="ce123" table:formula="of:=AVERAGE([.N4:.N22])" office:value-type="float" office:value="0.437368421052632" calcext:value-type="float">
            <text:p>0.43737</text:p>
          </table:table-cell>
          <table:table-cell table:style-name="ce123" table:formula="of:=AVERAGE([.O4:.O22])" office:value-type="float" office:value="0.415263157894737" calcext:value-type="float">
            <text:p>0.41526</text:p>
          </table:table-cell>
          <table:table-cell table:style-name="ce123" table:formula="of:=AVERAGE([.P4:.P22])" office:value-type="float" office:value="0.3985" calcext:value-type="float">
            <text:p>0.39850</text:p>
          </table:table-cell>
          <table:table-cell table:style-name="ce123" table:formula="of:=AVERAGE([.Q4:.Q22])" office:value-type="float" office:value="0.386352631578947" calcext:value-type="float">
            <text:p>0.38635</text:p>
          </table:table-cell>
          <table:table-cell table:style-name="ce123" table:formula="of:=AVERAGE([.R4:.R22])" office:value-type="float" office:value="0.381331578947368" calcext:value-type="float">
            <text:p>0.38133</text:p>
          </table:table-cell>
          <table:table-cell table:style-name="ce123" table:formula="of:=AVERAGE([.S4:.S22])" office:value-type="float" office:value="0.364957894736842" calcext:value-type="float">
            <text:p>0.36496</text:p>
          </table:table-cell>
          <table:table-cell table:style-name="ce123" table:formula="of:=AVERAGE([.T4:.T22])" office:value-type="float" office:value="0.398694736842105" calcext:value-type="float">
            <text:p>0.39869</text:p>
          </table:table-cell>
          <table:table-cell table:style-name="ce123" table:formula="of:=AVERAGE([.U4:.U22])" office:value-type="float" office:value="0.374936842105263" calcext:value-type="float">
            <text:p>0.37494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64"/>
          <table:table-cell table:number-columns-repeated="23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52" office:value-type="string" calcext:value-type="string" table:number-columns-spanned="8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number-columns-repeated="3"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style-name="ce53"/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Label (1)</text:p>
          </table:table-cell>
          <table:table-cell table:style-name="ce53" office:value-type="string" calcext:value-type="string">
            <text:p>Label % </text:p>
          </table:table-cell>
          <table:table-cell table:style-name="Default"/>
          <table:table-cell table:style-name="ce117" office:value-type="string" calcext:value-type="string">
            <text:p>NOTE</text:p>
          </table:table-cell>
          <table:table-cell office:value-type="string" calcext:value-type="string">
            <text:p>Miglior risultato G/P std spectral, e G/T 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44" office:value-type="string" calcext:value-type="string" table:number-columns-spanned="1" table:number-rows-spanned="2">
            <text:p>VEHICL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79/186</text:p>
          </table:table-cell>
          <table:table-cell table:style-name="ce102" table:formula="of:=(79/186)*100" office:value-type="float" office:value="42.4731182795699" calcext:value-type="float" table:number-columns-spanned="1" table:number-rows-spanned="2">
            <text:p>42.5</text:p>
          </table:table-cell>
          <table:table-cell table:number-columns-repeated="2"/>
          <table:table-cell office:value-type="string" calcext:value-type="string">
            <text:p>Miglior problema 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number-columns-repeated="3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2"/>
          <table:table-cell office:value-type="string" calcext:value-type="string">
            <text:p>V/G V/P,V/G conc med spettrali, normale/std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60" office:value-type="string" calcext:value-type="string" table:number-columns-spanned="1" table:number-rows-spanned="2">
            <text:p>CRICKETS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9/186</text:p>
          </table:table-cell>
          <table:table-cell table:style-name="ce102" table:formula="of:=(69/186)*100" office:value-type="float" office:value="37.0967741935484" calcext:value-type="float" table:number-columns-spanned="1" table:number-rows-spanned="2">
            <text:p>37.1</text:p>
          </table:table-cell>
          <table:table-cell table:number-columns-repeated="2"/>
          <table:table-cell office:value-type="string" calcext:value-type="string">
            <text:p>G/P conc spettrali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62" office:value-type="string" calcext:value-type="string" table:number-columns-spanned="1" table:number-rows-spanned="2">
            <text:p>RAI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4/186</text:p>
          </table:table-cell>
          <table:table-cell table:style-name="ce102" table:formula="of:=(64/186)*100" office:value-type="float" office:value="34.4086021505376" calcext:value-type="float" table:number-columns-spanned="1" table:number-rows-spanned="2">
            <text:p>34.4</text:p>
          </table:table-cell>
          <table:table-cell table:number-columns-repeated="15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65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THUNDER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/186</text:p>
          </table:table-cell>
          <table:table-cell table:style-name="ce102" table:formula="of:=(6/186)*100" office:value-type="float" office:value="3.2258064516129" calcext:value-type="float" table:number-columns-spanned="1" table:number-rows-spanned="2">
            <text:p>3.2</text:p>
          </table:table-cell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 table:number-rows-repeated="2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 table:number-rows-repeated="4">
          <table:table-cell table:number-columns-repeated="27"/>
        </table:table-row>
        <table:table-row table:style-name="ro3">
          <table:table-cell table:number-columns-repeated="3"/>
          <table:table-cell table:style-name="ce46"/>
          <table:table-cell table:number-columns-repeated="23"/>
        </table:table-row>
        <table:table-row table:style-name="ro3" table:number-rows-repeated="62">
          <table:table-cell/>
          <table:table-cell table:style-name="Default" table:number-columns-repeated="26"/>
        </table:table-row>
        <table:table-row table:style-name="ro3" table:number-rows-repeated="2">
          <table:table-cell table:number-columns-repeated="22"/>
          <table:table-cell table:style-name="Default"/>
          <table:table-cell table:number-columns-repeated="4"/>
        </table:table-row>
        <table:table-row table:style-name="ro3" table:number-rows-repeated="1048467">
          <table:table-cell table:number-columns-repeated="27"/>
        </table:table-row>
        <table:table-row table:style-name="ro3">
          <table:table-cell table:number-columns-repeated="27"/>
        </table:table-row>
        <calcext:conditional-formats>
          <calcext:conditional-format calcext:target-range-address="'exp2 results_binary'.E4:'exp2 results_binary'.L22 'exp2 results_binary'.N4:'exp2 results_binary'.U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c62828"/>
            </calcext:color-scale>
          </calcext:conditional-format>
        </calcext:conditional-formats>
      </table:table>
      <table:table table:name="exp2 results_ternary" table:style-name="ta1">
        <office:forms form:automatic-focus="false" form:apply-design-mode="false"/>
        <table:table-column table:style-name="co1" table:default-cell-style-name="ce1"/>
        <table:table-column table:style-name="co1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12" table:default-cell-style-name="ce83"/>
        <table:table-column table:style-name="co6" table:default-cell-style-name="ce83"/>
        <table:table-column table:style-name="co5" table:default-cell-style-name="ce21"/>
        <table:table-column table:style-name="co6" table:default-cell-style-name="ce21"/>
        <table:table-column table:style-name="co13" table:default-cell-style-name="ce21"/>
        <table:table-column table:style-name="co14" table:default-cell-style-name="ce21"/>
        <table:table-column table:style-name="co12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4" table:default-cell-style-name="ce21"/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5" table:number-rows-spanned="1">
            <text:p>FS &lt; 1 secondo</text:p>
            <text:p>176 Features</text:p>
          </table:table-cell>
          <table:covered-table-cell table:style-name="ce42"/>
          <table:covered-table-cell table:number-columns-repeated="3" table:style-name="ce67"/>
          <table:table-cell table:style-name="ce106" office:value-type="string" calcext:value-type="string" table:number-columns-spanned="5" table:number-rows-spanned="1">
            <text:p>FS == 1 secondo</text:p>
            <text:p>120 Features</text:p>
          </table:table-cell>
          <table:covered-table-cell table:style-name="ce42"/>
          <table:covered-table-cell table:number-columns-repeated="3" table:style-name="ce67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style-name="ce132" office:value-type="string" calcext:value-type="string" table:number-columns-spanned="1" table:number-rows-spanned="3">
            <text:p>AVERAGE</text:p>
          </table:table-cell>
          <table:table-cell table:number-columns-repeated="4"/>
          <table:table-cell table:style-name="Default" table:number-columns-repeated="8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3" office:value-type="string" calcext:value-type="string" table:number-columns-spanned="2" table:number-rows-spanned="1">
            <text:p>V/G/P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V/G/T</text:p>
          </table:table-cell>
          <table:covered-table-cell table:style-name="ce74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3" office:value-type="string" calcext:value-type="string" table:number-columns-spanned="2" table:number-rows-spanned="1">
            <text:p>V/G/P</text:p>
          </table:table-cell>
          <table:covered-table-cell table:style-name="ce43"/>
          <table:table-cell table:style-name="ce74" office:value-type="string" calcext:value-type="string" table:number-columns-spanned="2" table:number-rows-spanned="1">
            <text:p>V/G/T</text:p>
          </table:table-cell>
          <table:covered-table-cell table:style-name="ce74"/>
          <table:covered-table-cell table:style-name="ce140"/>
          <table:covered-table-cell table:style-name="ce31" office:value-type="string" calcext:value-type="string">
            <text:p>AVERAGE</text:p>
          </table:covered-table-cell>
          <table:table-cell table:number-columns-repeated="4"/>
          <table:table-cell table:style-name="Default" table:number-columns-repeated="8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covered-table-cell table:style-name="ce109"/>
          <table:table-cell table:style-name="ce44" office:value-type="string" calcext:value-type="string">
            <text:p>NORMAL</text:p>
          </table:table-cell>
          <table:table-cell table:style-name="ce44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covered-table-cell table:style-name="ce140"/>
          <table:covered-table-cell/>
          <table:table-cell table:number-columns-repeated="4"/>
          <table:table-cell table:style-name="Default" table:number-columns-repeated="8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142" office:value-type="float" office:value="0.4571" calcext:value-type="float">
            <text:p>0.45710</text:p>
          </table:table-cell>
          <table:table-cell table:style-name="ce146" office:value-type="float" office:value="0.3905" calcext:value-type="float">
            <text:p>0.39050</text:p>
          </table:table-cell>
          <table:table-cell table:style-name="ce148" office:value-type="float" office:value="0.5392" calcext:value-type="float">
            <text:p>0.53920</text:p>
          </table:table-cell>
          <table:table-cell table:style-name="ce148" office:value-type="float" office:value="0.4608" calcext:value-type="float">
            <text:p>0.46080</text:p>
          </table:table-cell>
          <table:table-cell table:formula="of:=[.C4]*120" office:value-type="float" office:value="1320" calcext:value-type="float">
            <text:p>1320</text:p>
          </table:table-cell>
          <table:table-cell table:style-name="ce144" office:value-type="float" office:value="0.4857" calcext:value-type="float">
            <text:p>0.48570</text:p>
          </table:table-cell>
          <table:table-cell table:style-name="ce146" office:value-type="float" office:value="0.4095" calcext:value-type="float">
            <text:p>0.40950</text:p>
          </table:table-cell>
          <table:table-cell table:style-name="ce148" office:value-type="float" office:value="0.5588" calcext:value-type="float">
            <text:p>0.55880</text:p>
          </table:table-cell>
          <table:table-cell table:style-name="ce148" office:value-type="float" office:value="0.4608" calcext:value-type="float">
            <text:p>0.46080</text:p>
          </table:table-cell>
          <table:table-cell table:style-name="ce134" table:formula="of:=MIN([.E4:.H4];[.J4:.M4])" office:value-type="float" office:value="0.3905" calcext:value-type="float">
            <text:p>0.39050</text:p>
          </table:table-cell>
          <table:table-cell table:style-name="ce123" table:formula="of:=AVERAGE([.E4:.H4];[.J4:.M4])" office:value-type="float" office:value="0.4703" calcext:value-type="float">
            <text:p>0.47030</text:p>
          </table:table-cell>
          <table:table-cell table:number-columns-repeated="4"/>
          <table:table-cell table:style-name="Default" table:number-columns-repeated="8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143" office:value-type="float" office:value="0.4571" calcext:value-type="float">
            <text:p>0.45710</text:p>
          </table:table-cell>
          <table:table-cell table:style-name="ce144" office:value-type="float" office:value="0.4476" calcext:value-type="float">
            <text:p>0.44760</text:p>
          </table:table-cell>
          <table:table-cell table:style-name="ce148" office:value-type="float" office:value="0.5392" calcext:value-type="float">
            <text:p>0.53920</text:p>
          </table:table-cell>
          <table:table-cell table:style-name="ce148" office:value-type="float" office:value="0.4902" calcext:value-type="float">
            <text:p>0.49020</text:p>
          </table:table-cell>
          <table:table-cell table:formula="of:=[.C5]*120" office:value-type="float" office:value="600" calcext:value-type="float">
            <text:p>600</text:p>
          </table:table-cell>
          <table:table-cell table:style-name="ce144" office:value-type="float" office:value="0.4857" calcext:value-type="float">
            <text:p>0.48570</text:p>
          </table:table-cell>
          <table:table-cell table:style-name="ce144" office:value-type="float" office:value="0.4381" calcext:value-type="float">
            <text:p>0.43810</text:p>
          </table:table-cell>
          <table:table-cell table:style-name="ce148" office:value-type="float" office:value="0.5588" calcext:value-type="float">
            <text:p>0.55880</text:p>
          </table:table-cell>
          <table:table-cell table:style-name="ce148" office:value-type="float" office:value="0.451" calcext:value-type="float">
            <text:p>0.45100</text:p>
          </table:table-cell>
          <table:table-cell table:style-name="ce134" table:formula="of:=MIN([.E5:.H5];[.J5:.M5])" office:value-type="float" office:value="0.4381" calcext:value-type="float">
            <text:p>0.43810</text:p>
          </table:table-cell>
          <table:table-cell table:style-name="ce123" table:formula="of:=AVERAGE([.E5:.H5];[.J5:.M5])" office:value-type="float" office:value="0.4834625" calcext:value-type="float">
            <text:p>0.48346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144" office:value-type="float" office:value="0.5524" calcext:value-type="float">
            <text:p>0.55240</text:p>
          </table:table-cell>
          <table:table-cell table:style-name="ce144" office:value-type="float" office:value="0.4952" calcext:value-type="float">
            <text:p>0.49520</text:p>
          </table:table-cell>
          <table:table-cell table:style-name="ce148" office:value-type="float" office:value="0.549" calcext:value-type="float">
            <text:p>0.54900</text:p>
          </table:table-cell>
          <table:table-cell table:style-name="ce148" office:value-type="float" office:value="0.5098" calcext:value-type="float">
            <text:p>0.50980</text:p>
          </table:table-cell>
          <table:table-cell table:formula="of:=[.C6]*120" office:value-type="float" office:value="360" calcext:value-type="float">
            <text:p>360</text:p>
          </table:table-cell>
          <table:table-cell table:style-name="ce144" office:value-type="float" office:value="0.5429" calcext:value-type="float">
            <text:p>0.54290</text:p>
          </table:table-cell>
          <table:table-cell table:style-name="ce144" office:value-type="float" office:value="0.5048" calcext:value-type="float">
            <text:p>0.50480</text:p>
          </table:table-cell>
          <table:table-cell table:number-columns-repeated="2" table:style-name="ce148" office:value-type="float" office:value="0.5196" calcext:value-type="float">
            <text:p>0.51960</text:p>
          </table:table-cell>
          <table:table-cell table:style-name="ce134" table:formula="of:=MIN([.E6:.H6];[.J6:.M6])" office:value-type="float" office:value="0.4952" calcext:value-type="float">
            <text:p>0.49520</text:p>
          </table:table-cell>
          <table:table-cell table:style-name="ce123" table:formula="of:=AVERAGE([.E6:.H6];[.J6:.M6])" office:value-type="float" office:value="0.5241625" calcext:value-type="float">
            <text:p>0.52416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144" office:value-type="float" office:value="0.581" calcext:value-type="float">
            <text:p>0.58100</text:p>
          </table:table-cell>
          <table:table-cell table:style-name="ce144" office:value-type="float" office:value="0.5714" calcext:value-type="float">
            <text:p>0.57140</text:p>
          </table:table-cell>
          <table:table-cell table:style-name="ce148" office:value-type="float" office:value="0.5392" calcext:value-type="float">
            <text:p>0.53920</text:p>
          </table:table-cell>
          <table:table-cell table:style-name="ce148" office:value-type="float" office:value="0.549" calcext:value-type="float">
            <text:p>0.54900</text:p>
          </table:table-cell>
          <table:table-cell table:formula="of:=[.C7]*120" office:value-type="float" office:value="360" calcext:value-type="float">
            <text:p>360</text:p>
          </table:table-cell>
          <table:table-cell table:style-name="ce144" office:value-type="float" office:value="0.6095" calcext:value-type="float">
            <text:p>0.60950</text:p>
          </table:table-cell>
          <table:table-cell table:style-name="ce144" office:value-type="float" office:value="0.6" calcext:value-type="float">
            <text:p>0.60000</text:p>
          </table:table-cell>
          <table:table-cell table:style-name="ce148" office:value-type="float" office:value="0.5686" calcext:value-type="float">
            <text:p>0.56860</text:p>
          </table:table-cell>
          <table:table-cell table:style-name="ce148" office:value-type="float" office:value="0.5588" calcext:value-type="float">
            <text:p>0.55880</text:p>
          </table:table-cell>
          <table:table-cell table:style-name="ce134" table:formula="of:=MIN([.E7:.H7];[.J7:.M7])" office:value-type="float" office:value="0.5392" calcext:value-type="float">
            <text:p>0.53920</text:p>
          </table:table-cell>
          <table:table-cell table:style-name="ce123" table:formula="of:=AVERAGE([.E7:.H7];[.J7:.M7])" office:value-type="float" office:value="0.5721875" calcext:value-type="float">
            <text:p>0.57219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144" office:value-type="float" office:value="0.4762" calcext:value-type="float">
            <text:p>0.47620</text:p>
          </table:table-cell>
          <table:table-cell table:style-name="ce144" office:value-type="float" office:value="0.4381" calcext:value-type="float">
            <text:p>0.43810</text:p>
          </table:table-cell>
          <table:table-cell table:style-name="ce148" office:value-type="float" office:value="0.5" calcext:value-type="float">
            <text:p>0.50000</text:p>
          </table:table-cell>
          <table:table-cell table:style-name="ce148" office:value-type="float" office:value="0.451" calcext:value-type="float">
            <text:p>0.45100</text:p>
          </table:table-cell>
          <table:table-cell office:value-type="float" office:value="11" calcext:value-type="float">
            <text:p>11</text:p>
          </table:table-cell>
          <table:table-cell table:style-name="ce144" office:value-type="float" office:value="0.4571" calcext:value-type="float">
            <text:p>0.45710</text:p>
          </table:table-cell>
          <table:table-cell table:style-name="ce146" office:value-type="float" office:value="0.3905" calcext:value-type="float">
            <text:p>0.39050</text:p>
          </table:table-cell>
          <table:table-cell table:style-name="ce148" office:value-type="float" office:value="0.5098" calcext:value-type="float">
            <text:p>0.50980</text:p>
          </table:table-cell>
          <table:table-cell table:style-name="ce148" office:value-type="float" office:value="0.4608" calcext:value-type="float">
            <text:p>0.46080</text:p>
          </table:table-cell>
          <table:table-cell table:style-name="ce134" table:formula="of:=MIN([.E8:.H8];[.J8:.M8])" office:value-type="float" office:value="0.3905" calcext:value-type="float">
            <text:p>0.39050</text:p>
          </table:table-cell>
          <table:table-cell table:style-name="ce123" table:formula="of:=AVERAGE([.E8:.H8];[.J8:.M8])" office:value-type="float" office:value="0.4604375" calcext:value-type="float">
            <text:p>0.46044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144" office:value-type="float" office:value="0.4762" calcext:value-type="float">
            <text:p>0.47620</text:p>
          </table:table-cell>
          <table:table-cell table:style-name="ce144" office:value-type="float" office:value="0.4857" calcext:value-type="float">
            <text:p>0.48570</text:p>
          </table:table-cell>
          <table:table-cell table:style-name="ce148" office:value-type="float" office:value="0.5" calcext:value-type="float">
            <text:p>0.50000</text:p>
          </table:table-cell>
          <table:table-cell table:style-name="ce148" office:value-type="float" office:value="0.4902" calcext:value-type="float">
            <text:p>0.49020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0.4571" calcext:value-type="float">
            <text:p>0.45710</text:p>
          </table:table-cell>
          <table:table-cell table:style-name="ce144" office:value-type="float" office:value="0.4762" calcext:value-type="float">
            <text:p>0.47620</text:p>
          </table:table-cell>
          <table:table-cell table:style-name="ce148" office:value-type="float" office:value="0.5098" calcext:value-type="float">
            <text:p>0.50980</text:p>
          </table:table-cell>
          <table:table-cell table:style-name="ce148" office:value-type="float" office:value="0.4608" calcext:value-type="float">
            <text:p>0.46080</text:p>
          </table:table-cell>
          <table:table-cell table:style-name="ce134" table:formula="of:=MIN([.E9:.H9];[.J9:.M9])" office:value-type="float" office:value="0.4571" calcext:value-type="float">
            <text:p>0.45710</text:p>
          </table:table-cell>
          <table:table-cell table:style-name="ce123" table:formula="of:=AVERAGE([.E9:.H9];[.J9:.M9])" office:value-type="float" office:value="0.482" calcext:value-type="float">
            <text:p>0.48200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44" office:value-type="float" office:value="0.5619" calcext:value-type="float">
            <text:p>0.56190</text:p>
          </table:table-cell>
          <table:table-cell table:style-name="ce144" office:value-type="float" office:value="0.5048" calcext:value-type="float">
            <text:p>0.50480</text:p>
          </table:table-cell>
          <table:table-cell table:style-name="ce151" office:value-type="float" office:value="0.4804" calcext:value-type="float">
            <text:p>0.48040</text:p>
          </table:table-cell>
          <table:table-cell table:style-name="ce151" office:value-type="float" office:value="0.3824" calcext:value-type="float">
            <text:p>0.38240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0.4857" calcext:value-type="float">
            <text:p>0.48570</text:p>
          </table:table-cell>
          <table:table-cell table:style-name="ce144" office:value-type="float" office:value="0.4286" calcext:value-type="float">
            <text:p>0.42860</text:p>
          </table:table-cell>
          <table:table-cell table:style-name="ce152" office:value-type="float" office:value="0.4706" calcext:value-type="float">
            <text:p>0.47060</text:p>
          </table:table-cell>
          <table:table-cell table:style-name="ce153" office:value-type="float" office:value="0.4118" calcext:value-type="float">
            <text:p>0.41180</text:p>
          </table:table-cell>
          <table:table-cell table:style-name="ce134" table:formula="of:=MIN([.E10:.H10];[.J10:.M10])" office:value-type="float" office:value="0.3824" calcext:value-type="float">
            <text:p>0.38240</text:p>
          </table:table-cell>
          <table:table-cell table:style-name="ce123" table:formula="of:=AVERAGE([.E10:.H10];[.J10:.M10])" office:value-type="float" office:value="0.465775" calcext:value-type="float">
            <text:p>0.46578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44" office:value-type="float" office:value="0.5429" calcext:value-type="float">
            <text:p>0.54290</text:p>
          </table:table-cell>
          <table:table-cell table:style-name="ce144" office:value-type="float" office:value="0.5238" calcext:value-type="float">
            <text:p>0.52380</text:p>
          </table:table-cell>
          <table:table-cell table:style-name="ce148" office:value-type="float" office:value="0.4902" calcext:value-type="float">
            <text:p>0.49020</text:p>
          </table:table-cell>
          <table:table-cell table:style-name="ce148" office:value-type="float" office:value="0.4706" calcext:value-type="float">
            <text:p>0.47060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0.5429" calcext:value-type="float">
            <text:p>0.54290</text:p>
          </table:table-cell>
          <table:table-cell table:style-name="ce144" office:value-type="float" office:value="0.5143" calcext:value-type="float">
            <text:p>0.51430</text:p>
          </table:table-cell>
          <table:table-cell table:style-name="ce148" office:value-type="float" office:value="0.4804" calcext:value-type="float">
            <text:p>0.48040</text:p>
          </table:table-cell>
          <table:table-cell table:style-name="ce148" office:value-type="float" office:value="0.4706" calcext:value-type="float">
            <text:p>0.47060</text:p>
          </table:table-cell>
          <table:table-cell table:style-name="ce134" table:formula="of:=MIN([.E11:.H11];[.J11:.M11])" office:value-type="float" office:value="0.4706" calcext:value-type="float">
            <text:p>0.47060</text:p>
          </table:table-cell>
          <table:table-cell table:style-name="ce123" table:formula="of:=AVERAGE([.E11:.H11];[.J11:.M11])" office:value-type="float" office:value="0.5044625" calcext:value-type="float">
            <text:p>0.50446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 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144" office:value-type="float" office:value="0.5524" calcext:value-type="float">
            <text:p>0.55240</text:p>
          </table:table-cell>
          <table:table-cell table:style-name="ce148" office:value-type="float" office:value="0.5392" calcext:value-type="float">
            <text:p>0.53920</text:p>
          </table:table-cell>
          <table:table-cell table:style-name="ce148" office:value-type="float" office:value="0.549" calcext:value-type="float">
            <text:p>0.5490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5619" calcext:value-type="float">
            <text:p>0.56190</text:p>
          </table:table-cell>
          <table:table-cell table:style-name="ce144" office:value-type="float" office:value="0.5714" calcext:value-type="float">
            <text:p>0.57140</text:p>
          </table:table-cell>
          <table:table-cell table:number-columns-repeated="2" table:style-name="ce148" office:value-type="float" office:value="0.5392" calcext:value-type="float">
            <text:p>0.53920</text:p>
          </table:table-cell>
          <table:table-cell table:style-name="ce134" table:formula="of:=MIN([.E12:.H12];[.J12:.M12])" office:value-type="float" office:value="0.5392" calcext:value-type="float">
            <text:p>0.53920</text:p>
          </table:table-cell>
          <table:table-cell table:style-name="ce123" table:formula="of:=AVERAGE([.E12:.H12];[.J12:.M12])" office:value-type="float" office:value="0.5505875" calcext:value-type="float">
            <text:p>0.55059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581" calcext:value-type="float">
            <text:p>0.58100</text:p>
          </table:table-cell>
          <table:table-cell table:style-name="ce144" office:value-type="float" office:value="0.5714" calcext:value-type="float">
            <text:p>0.57140</text:p>
          </table:table-cell>
          <table:table-cell table:style-name="ce148" office:value-type="float" office:value="0.5882" calcext:value-type="float">
            <text:p>0.58820</text:p>
          </table:table-cell>
          <table:table-cell table:style-name="ce148" office:value-type="float" office:value="0.598" calcext:value-type="float">
            <text:p>0.59800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44" office:value-type="float" office:value="0.5905" calcext:value-type="float">
            <text:p>0.59050</text:p>
          </table:table-cell>
          <table:table-cell table:number-columns-repeated="2" table:style-name="ce148" office:value-type="float" office:value="0.5686" calcext:value-type="float">
            <text:p>0.56860</text:p>
          </table:table-cell>
          <table:table-cell table:style-name="ce134" table:formula="of:=MIN([.E13:.H13];[.J13:.M13])" office:value-type="float" office:value="0.5686" calcext:value-type="float">
            <text:p>0.56860</text:p>
          </table:table-cell>
          <table:table-cell table:style-name="ce123" table:formula="of:=AVERAGE([.E13:.H13];[.J13:.M13])" office:value-type="float" office:value="0.5821" calcext:value-type="float">
            <text:p>0.58210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5714" calcext:value-type="float">
            <text:p>0.57140</text:p>
          </table:table-cell>
          <table:table-cell table:style-name="ce144" office:value-type="float" office:value="0.5524" calcext:value-type="float">
            <text:p>0.55240</text:p>
          </table:table-cell>
          <table:table-cell table:style-name="ce148" office:value-type="float" office:value="0.6176" calcext:value-type="float">
            <text:p>0.61760</text:p>
          </table:table-cell>
          <table:table-cell table:style-name="ce148" office:value-type="float" office:value="0.6078" calcext:value-type="float">
            <text:p>0.6078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5429" calcext:value-type="float">
            <text:p>0.54290</text:p>
          </table:table-cell>
          <table:table-cell table:style-name="ce144" office:value-type="float" office:value="0.5333" calcext:value-type="float">
            <text:p>0.53330</text:p>
          </table:table-cell>
          <table:table-cell table:style-name="ce148" office:value-type="float" office:value="0.5784" calcext:value-type="float">
            <text:p>0.57840</text:p>
          </table:table-cell>
          <table:table-cell table:style-name="ce148" office:value-type="float" office:value="0.5686" calcext:value-type="float">
            <text:p>0.56860</text:p>
          </table:table-cell>
          <table:table-cell table:style-name="ce134" table:formula="of:=MIN([.E14:.H14];[.J14:.M14])" office:value-type="float" office:value="0.5333" calcext:value-type="float">
            <text:p>0.53330</text:p>
          </table:table-cell>
          <table:table-cell table:style-name="ce123" table:formula="of:=AVERAGE([.E14:.H14];[.J14:.M14])" office:value-type="float" office:value="0.57155" calcext:value-type="float">
            <text:p>0.57155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857" calcext:value-type="float">
            <text:p>0.68570</text:p>
          </table:table-cell>
          <table:table-cell table:style-name="ce144" office:value-type="float" office:value="0.6952" calcext:value-type="float">
            <text:p>0.69520</text:p>
          </table:table-cell>
          <table:table-cell table:style-name="ce148" office:value-type="float" office:value="0.6667" calcext:value-type="float">
            <text:p>0.66670</text:p>
          </table:table-cell>
          <table:table-cell table:style-name="ce148" office:value-type="float" office:value="0.6569" calcext:value-type="float">
            <text:p>0.6569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476" calcext:value-type="float">
            <text:p>0.64760</text:p>
          </table:table-cell>
          <table:table-cell table:style-name="ce144" office:value-type="float" office:value="0.6571" calcext:value-type="float">
            <text:p>0.65710</text:p>
          </table:table-cell>
          <table:table-cell table:style-name="ce148" office:value-type="float" office:value="0.6765" calcext:value-type="float">
            <text:p>0.67650</text:p>
          </table:table-cell>
          <table:table-cell table:style-name="ce148" office:value-type="float" office:value="0.6176" calcext:value-type="float">
            <text:p>0.61760</text:p>
          </table:table-cell>
          <table:table-cell table:style-name="ce134" table:formula="of:=MIN([.E15:.H15];[.J15:.M15])" office:value-type="float" office:value="0.6176" calcext:value-type="float">
            <text:p>0.61760</text:p>
          </table:table-cell>
          <table:table-cell table:style-name="ce123" table:formula="of:=AVERAGE([.E15:.H15];[.J15:.M15])" office:value-type="float" office:value="0.6629125" calcext:value-type="float">
            <text:p>0.66291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5714" calcext:value-type="float">
            <text:p>0.57140</text:p>
          </table:table-cell>
          <table:table-cell table:style-name="ce144" office:value-type="float" office:value="0.581" calcext:value-type="float">
            <text:p>0.58100</text:p>
          </table:table-cell>
          <table:table-cell table:style-name="ce148" office:value-type="float" office:value="0.5882" calcext:value-type="float">
            <text:p>0.58820</text:p>
          </table:table-cell>
          <table:table-cell table:style-name="ce148" office:value-type="float" office:value="0.6078" calcext:value-type="float">
            <text:p>0.6078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952" calcext:value-type="float">
            <text:p>0.69520</text:p>
          </table:table-cell>
          <table:table-cell table:style-name="ce144" office:value-type="float" office:value="0.6857" calcext:value-type="float">
            <text:p>0.68570</text:p>
          </table:table-cell>
          <table:table-cell table:number-columns-repeated="2" table:style-name="ce148" office:value-type="float" office:value="0.7059" calcext:value-type="float">
            <text:p>0.70590</text:p>
          </table:table-cell>
          <table:table-cell table:style-name="ce134" table:formula="of:=MIN([.E16:.H16];[.J16:.M16])" office:value-type="float" office:value="0.5714" calcext:value-type="float">
            <text:p>0.57140</text:p>
          </table:table-cell>
          <table:table-cell table:style-name="ce123" table:formula="of:=AVERAGE([.E16:.H16];[.J16:.M16])" office:value-type="float" office:value="0.6426375" calcext:value-type="float">
            <text:p>0.64264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Crest 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571" calcext:value-type="float">
            <text:p>0.65710</text:p>
          </table:table-cell>
          <table:table-cell table:style-name="ce144" office:value-type="float" office:value="0.6381" calcext:value-type="float">
            <text:p>0.63810</text:p>
          </table:table-cell>
          <table:table-cell table:style-name="ce148" office:value-type="float" office:value="0.6667" calcext:value-type="float">
            <text:p>0.66670</text:p>
          </table:table-cell>
          <table:table-cell table:style-name="ce148" office:value-type="float" office:value="0.6765" calcext:value-type="float">
            <text:p>0.6765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286" calcext:value-type="float">
            <text:p>0.62860</text:p>
          </table:table-cell>
          <table:table-cell table:style-name="ce144" office:value-type="float" office:value="0.6667" calcext:value-type="float">
            <text:p>0.66670</text:p>
          </table:table-cell>
          <table:table-cell table:style-name="ce148" office:value-type="float" office:value="0.6373" calcext:value-type="float">
            <text:p>0.63730</text:p>
          </table:table-cell>
          <table:table-cell table:style-name="ce148" office:value-type="float" office:value="0.6667" calcext:value-type="float">
            <text:p>0.66670</text:p>
          </table:table-cell>
          <table:table-cell table:style-name="ce134" table:formula="of:=MIN([.E17:.H17];[.J17:.M17])" office:value-type="float" office:value="0.6286" calcext:value-type="float">
            <text:p>0.62860</text:p>
          </table:table-cell>
          <table:table-cell table:style-name="ce123" table:formula="of:=AVERAGE([.E17:.H17];[.J17:.M17])" office:value-type="float" office:value="0.6547125" calcext:value-type="float">
            <text:p>0.65471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" calcext:value-type="float">
            <text:p>0.60000</text:p>
          </table:table-cell>
          <table:table-cell table:style-name="ce144" office:value-type="float" office:value="0.5905" calcext:value-type="float">
            <text:p>0.59050</text:p>
          </table:table-cell>
          <table:table-cell table:number-columns-repeated="2" table:style-name="ce148" office:value-type="float" office:value="0.549" calcext:value-type="float">
            <text:p>0.54900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44" office:value-type="float" office:value="0.5524" calcext:value-type="float">
            <text:p>0.55240</text:p>
          </table:table-cell>
          <table:table-cell table:style-name="ce148" office:value-type="float" office:value="0.5196" calcext:value-type="float">
            <text:p>0.51960</text:p>
          </table:table-cell>
          <table:table-cell table:style-name="ce148" office:value-type="float" office:value="0.5294" calcext:value-type="float">
            <text:p>0.52940</text:p>
          </table:table-cell>
          <table:table-cell table:style-name="ce134" table:formula="of:=MIN([.E18:.H18];[.J18:.M18])" office:value-type="float" office:value="0.5196" calcext:value-type="float">
            <text:p>0.51960</text:p>
          </table:table-cell>
          <table:table-cell table:style-name="ce123" table:formula="of:=AVERAGE([.E18:.H18];[.J18:.M18])" office:value-type="float" office:value="0.5552875" calcext:value-type="float">
            <text:p>0.55529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 Tonal Power 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476" calcext:value-type="float">
            <text:p>0.64760</text:p>
          </table:table-cell>
          <table:table-cell table:style-name="ce144" office:value-type="float" office:value="0.6381" calcext:value-type="float">
            <text:p>0.63810</text:p>
          </table:table-cell>
          <table:table-cell table:style-name="ce148" office:value-type="float" office:value="0.5686" calcext:value-type="float">
            <text:p>0.56860</text:p>
          </table:table-cell>
          <table:table-cell table:style-name="ce148" office:value-type="float" office:value="0.5588" calcext:value-type="float">
            <text:p>0.5588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476" calcext:value-type="float">
            <text:p>0.64760</text:p>
          </table:table-cell>
          <table:table-cell table:style-name="ce144" office:value-type="float" office:value="0.6571" calcext:value-type="float">
            <text:p>0.65710</text:p>
          </table:table-cell>
          <table:table-cell table:style-name="ce148" office:value-type="float" office:value="0.5882" calcext:value-type="float">
            <text:p>0.58820</text:p>
          </table:table-cell>
          <table:table-cell table:style-name="ce148" office:value-type="float" office:value="0.598" calcext:value-type="float">
            <text:p>0.59800</text:p>
          </table:table-cell>
          <table:table-cell table:style-name="ce134" table:formula="of:=MIN([.E19:.H19];[.J19:.M19])" office:value-type="float" office:value="0.5588" calcext:value-type="float">
            <text:p>0.55880</text:p>
          </table:table-cell>
          <table:table-cell table:style-name="ce123" table:formula="of:=AVERAGE([.E19:.H19];[.J19:.M19])" office:value-type="float" office:value="0.613" calcext:value-type="float">
            <text:p>0.61300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Zero Crossing 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144" office:value-type="float" office:value="0.5619" calcext:value-type="float">
            <text:p>0.56190</text:p>
          </table:table-cell>
          <table:table-cell table:style-name="ce148" office:value-type="float" office:value="0.5588" calcext:value-type="float">
            <text:p>0.55880</text:p>
          </table:table-cell>
          <table:table-cell table:style-name="ce148" office:value-type="float" office:value="0.549" calcext:value-type="float">
            <text:p>0.5490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5238" calcext:value-type="float">
            <text:p>0.52380</text:p>
          </table:table-cell>
          <table:table-cell table:style-name="ce144" office:value-type="float" office:value="0.5524" calcext:value-type="float">
            <text:p>0.55240</text:p>
          </table:table-cell>
          <table:table-cell table:number-columns-repeated="2" table:style-name="ce148" office:value-type="float" office:value="0.5392" calcext:value-type="float">
            <text:p>0.53920</text:p>
          </table:table-cell>
          <table:table-cell table:style-name="ce134" table:formula="of:=MIN([.E20:.H20];[.J20:.M20])" office:value-type="float" office:value="0.5238" calcext:value-type="float">
            <text:p>0.52380</text:p>
          </table:table-cell>
          <table:table-cell table:style-name="ce123" table:formula="of:=AVERAGE([.E20:.H20];[.J20:.M20])" office:value-type="float" office:value="0.548275" calcext:value-type="float">
            <text:p>0.54828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Acf 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19" calcext:value-type="float">
            <text:p>0.61900</text:p>
          </table:table-cell>
          <table:table-cell table:style-name="ce144" office:value-type="float" office:value="0.6286" calcext:value-type="float">
            <text:p>0.62860</text:p>
          </table:table-cell>
          <table:table-cell table:style-name="ce148" office:value-type="float" office:value="0.6078" calcext:value-type="float">
            <text:p>0.60780</text:p>
          </table:table-cell>
          <table:table-cell table:style-name="ce148" office:value-type="float" office:value="0.598" calcext:value-type="float">
            <text:p>0.5980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286" calcext:value-type="float">
            <text:p>0.62860</text:p>
          </table:table-cell>
          <table:table-cell table:style-name="ce144" office:value-type="float" office:value="0.6" calcext:value-type="float">
            <text:p>0.60000</text:p>
          </table:table-cell>
          <table:table-cell table:number-columns-repeated="2" table:style-name="ce148" office:value-type="float" office:value="0.6078" calcext:value-type="float">
            <text:p>0.60780</text:p>
          </table:table-cell>
          <table:table-cell table:style-name="ce134" table:formula="of:=MIN([.E21:.H21];[.J21:.M21])" office:value-type="float" office:value="0.598" calcext:value-type="float">
            <text:p>0.59800</text:p>
          </table:table-cell>
          <table:table-cell table:style-name="ce123" table:formula="of:=AVERAGE([.E21:.H21];[.J21:.M21])" office:value-type="float" office:value="0.6122" calcext:value-type="float">
            <text:p>0.61220</text:p>
          </table:table-cell>
          <table:table-cell table:number-columns-repeated="4"/>
          <table:table-cell table:style-name="Default" table:number-columns-repeated="8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 Max 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144" office:value-type="float" office:value="0.619" calcext:value-type="float">
            <text:p>0.61900</text:p>
          </table:table-cell>
          <table:table-cell table:style-name="ce144" office:value-type="float" office:value="0.6095" calcext:value-type="float">
            <text:p>0.60950</text:p>
          </table:table-cell>
          <table:table-cell table:number-columns-repeated="2" table:style-name="ce148" office:value-type="float" office:value="0.598" calcext:value-type="float">
            <text:p>0.59800</text:p>
          </table:table-cell>
          <table:table-cell office:value-type="float" office:value="120" calcext:value-type="float">
            <text:p>120</text:p>
          </table:table-cell>
          <table:table-cell table:style-name="ce144" office:value-type="float" office:value="0.6095" calcext:value-type="float">
            <text:p>0.60950</text:p>
          </table:table-cell>
          <table:table-cell table:style-name="ce144" office:value-type="float" office:value="0.5905" calcext:value-type="float">
            <text:p>0.59050</text:p>
          </table:table-cell>
          <table:table-cell table:style-name="ce148" office:value-type="float" office:value="0.598" calcext:value-type="float">
            <text:p>0.59800</text:p>
          </table:table-cell>
          <table:table-cell table:style-name="ce148" office:value-type="float" office:value="0.6275" calcext:value-type="float">
            <text:p>0.62750</text:p>
          </table:table-cell>
          <table:table-cell table:style-name="ce134" table:formula="of:=MIN([.E22:.H22];[.J22:.M22])" office:value-type="float" office:value="0.5905" calcext:value-type="float">
            <text:p>0.59050</text:p>
          </table:table-cell>
          <table:table-cell table:style-name="ce123" table:formula="of:=AVERAGE([.E22:.H22];[.J22:.M22])" office:value-type="float" office:value="0.60625" calcext:value-type="float">
            <text:p>0.60625</text:p>
          </table:table-cell>
          <table:table-cell table:number-columns-repeated="4"/>
          <table:table-cell table:style-name="Default" table:number-columns-repeated="8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4571" calcext:value-type="float">
            <text:p>0.45710</text:p>
          </table:table-cell>
          <table:table-cell table:style-name="ce47" table:formula="of:=MIN([.F4:.F22])" office:value-type="float" office:value="0.3905" calcext:value-type="float">
            <text:p>0.39050</text:p>
          </table:table-cell>
          <table:table-cell table:style-name="ce47" table:formula="of:=MIN([.G4:.G22])" office:value-type="float" office:value="0.4804" calcext:value-type="float">
            <text:p>0.48040</text:p>
          </table:table-cell>
          <table:table-cell table:style-name="ce47" table:formula="of:=MIN([.H4:.H22])" office:value-type="float" office:value="0.3824" calcext:value-type="float">
            <text:p>0.38240</text:p>
          </table:table-cell>
          <table:table-cell table:style-name="ce47"/>
          <table:table-cell table:style-name="ce47" table:formula="of:=MIN([.J4:.J22])" office:value-type="float" office:value="0.4571" calcext:value-type="float">
            <text:p>0.45710</text:p>
          </table:table-cell>
          <table:table-cell table:style-name="ce47" table:formula="of:=MIN([.K4:.K22])" office:value-type="float" office:value="0.3905" calcext:value-type="float">
            <text:p>0.39050</text:p>
          </table:table-cell>
          <table:table-cell table:style-name="ce47" table:formula="of:=MIN([.L4:.L22])" office:value-type="float" office:value="0.4706" calcext:value-type="float">
            <text:p>0.47060</text:p>
          </table:table-cell>
          <table:table-cell table:style-name="ce47" table:formula="of:=MIN([.M4:.M22])" office:value-type="float" office:value="0.4118" calcext:value-type="float">
            <text:p>0.41180</text:p>
          </table:table-cell>
          <table:table-cell table:style-name="ce135" table:formula="of:=MIN([.E23:.H23];[.J23:.M23])" office:value-type="float" office:value="0.3824" calcext:value-type="float">
            <text:p>0.38240</text:p>
          </table:table-cell>
          <table:table-cell table:number-columns-repeated="5"/>
          <table:table-cell table:style-name="Default" table:number-columns-repeated="8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123" table:formula="of:=AVERAGE([.E4:.E22])" office:value-type="float" office:value="0.56691052631579" calcext:value-type="float">
            <text:p>0.56691</text:p>
          </table:table-cell>
          <table:table-cell table:style-name="ce123" table:formula="of:=AVERAGE([.F4:.F22])" office:value-type="float" office:value="0.551378947368421" calcext:value-type="float">
            <text:p>0.55138</text:p>
          </table:table-cell>
          <table:table-cell table:style-name="ce123" table:formula="of:=AVERAGE([.G4:.G22])" office:value-type="float" office:value="0.562421052631579" calcext:value-type="float">
            <text:p>0.56242</text:p>
          </table:table-cell>
          <table:table-cell table:style-name="ce123" table:formula="of:=AVERAGE([.H4:.H22])" office:value-type="float" office:value="0.544884210526316" calcext:value-type="float">
            <text:p>0.54488</text:p>
          </table:table-cell>
          <table:table-cell table:style-name="ce123"/>
          <table:table-cell table:style-name="ce123" table:formula="of:=AVERAGE([.J4:.J22])" office:value-type="float" office:value="0.562905263157895" calcext:value-type="float">
            <text:p>0.56291</text:p>
          </table:table-cell>
          <table:table-cell table:style-name="ce123" table:formula="of:=AVERAGE([.K4:.K22])" office:value-type="float" office:value="0.548373684210526" calcext:value-type="float">
            <text:p>0.54837</text:p>
          </table:table-cell>
          <table:table-cell table:style-name="ce123" table:formula="of:=AVERAGE([.L4:.L22])" office:value-type="float" office:value="0.565005263157895" calcext:value-type="float">
            <text:p>0.56501</text:p>
          </table:table-cell>
          <table:table-cell table:style-name="ce123" table:formula="of:=AVERAGE([.M4:.M22])" office:value-type="float" office:value="0.545405263157895" calcext:value-type="float">
            <text:p>0.54541</text:p>
          </table:table-cell>
          <table:table-cell table:number-columns-repeated="6"/>
          <table:table-cell table:style-name="Default" table:number-columns-repeated="8"/>
        </table:table-row>
        <table:table-row table:style-name="ro3">
          <table:table-cell table:number-columns-repeated="3"/>
          <table:table-cell table:style-name="ce64"/>
          <table:table-cell table:number-columns-repeated="23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52" office:value-type="string" calcext:value-type="string" table:number-columns-spanned="8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number-columns-repeated="3"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style-name="ce53"/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Label (1)</text:p>
          </table:table-cell>
          <table:table-cell table:style-name="ce53" office:value-type="string" calcext:value-type="string">
            <text:p>Label % </text:p>
          </table:table-cell>
          <table:table-cell table:style-name="Default"/>
          <table:table-cell table:style-name="ce117" office:value-type="string" calcext:value-type="string">
            <text:p>NOTE</text:p>
          </table:table-cell>
          <table:table-cell office:value-type="string" calcext:value-type="string">
            <text:p>V/G/P best con ALL orig e med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44" office:value-type="string" calcext:value-type="string" table:number-columns-spanned="1" table:number-rows-spanned="2">
            <text:p>VEHICL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79/186</text:p>
          </table:table-cell>
          <table:table-cell table:style-name="ce102" table:formula="of:=(79/186)*100" office:value-type="float" office:value="42.4731182795699" calcext:value-type="float" table:number-columns-spanned="1" table:number-rows-spanned="2">
            <text:p>42.5</text:p>
          </table:table-cell>
          <table:table-cell table:number-columns-repeated="2"/>
          <table:table-cell office:value-type="string" calcext:value-type="string">
            <text:p>V/G/T con TONALESS</text:p>
          </table:table-cell>
          <table:table-cell table:number-columns-repeated="12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number-columns-repeated="3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60" office:value-type="string" calcext:value-type="string" table:number-columns-spanned="1" table:number-rows-spanned="2">
            <text:p>CRICKETS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9/186</text:p>
          </table:table-cell>
          <table:table-cell table:style-name="ce102" table:formula="of:=(69/186)*100" office:value-type="float" office:value="37.0967741935484" calcext:value-type="float" table:number-columns-spanned="1" table:number-rows-spanned="2">
            <text:p>37.1</text:p>
          </table:table-cell>
          <table:table-cell table:number-columns-repeated="15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62" office:value-type="string" calcext:value-type="string" table:number-columns-spanned="1" table:number-rows-spanned="2">
            <text:p>RAI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4/186</text:p>
          </table:table-cell>
          <table:table-cell table:style-name="ce102" table:formula="of:=(64/186)*100" office:value-type="float" office:value="34.4086021505376" calcext:value-type="float" table:number-columns-spanned="1" table:number-rows-spanned="2">
            <text:p>34.4</text:p>
          </table:table-cell>
          <table:table-cell table:number-columns-repeated="15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65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THUNDER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/186</text:p>
          </table:table-cell>
          <table:table-cell table:style-name="ce102" table:formula="of:=(6/186)*100" office:value-type="float" office:value="3.2258064516129" calcext:value-type="float" table:number-columns-spanned="1" table:number-rows-spanned="2">
            <text:p>3.2</text:p>
          </table:table-cell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number-columns-repeated="15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 table:number-rows-repeated="2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5"/>
          <table:table-cell table:number-columns-repeated="17"/>
        </table:table-row>
        <table:table-row table:style-name="ro3" table:number-rows-repeated="4">
          <table:table-cell table:number-columns-repeated="27"/>
        </table:table-row>
        <table:table-row table:style-name="ro3">
          <table:table-cell table:number-columns-repeated="3"/>
          <table:table-cell table:style-name="ce46"/>
          <table:table-cell table:number-columns-repeated="23"/>
        </table:table-row>
        <table:table-row table:style-name="ro3" table:number-rows-repeated="62">
          <table:table-cell/>
          <table:table-cell table:style-name="Default" table:number-columns-repeated="26"/>
        </table:table-row>
        <table:table-row table:style-name="ro3" table:number-rows-repeated="2">
          <table:table-cell table:number-columns-repeated="22"/>
          <table:table-cell table:style-name="Default"/>
          <table:table-cell table:number-columns-repeated="4"/>
        </table:table-row>
        <table:table-row table:style-name="ro3" table:number-rows-repeated="1048467">
          <table:table-cell table:number-columns-repeated="27"/>
        </table:table-row>
        <table:table-row table:style-name="ro3">
          <table:table-cell table:number-columns-repeated="27"/>
        </table:table-row>
        <calcext:conditional-formats>
          <calcext:conditional-format calcext:target-range-address="'exp2 results_ternary'.E4:'exp2 results_ternary'.H22 'exp2 results_ternary'.J4:'exp2 results_ternary'.M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c62828"/>
            </calcext:color-scale>
          </calcext:conditional-format>
        </calcext:conditional-formats>
      </table:table>
      <table:table table:name="BEST combinations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ce149"/>
        <table:table-column table:style-name="co20" table:default-cell-style-name="Default"/>
        <table:table-row table:style-name="ro3" table:number-rows-repeated="3">
          <table:table-cell table:number-columns-repeated="9"/>
          <table:table-cell table:style-name="Default" table:number-columns-repeated="3"/>
          <table:table-cell/>
        </table:table-row>
        <table:table-row table:style-name="ro3">
          <table:table-cell table:number-columns-repeated="3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7" office:value-type="string" calcext:value-type="string">
            <text:p>1 in %</text:p>
          </table:table-cell>
          <table:table-cell table:style-name="ce150" office:value-type="string" calcext:value-type="string">
            <text:p>2 in %</text:p>
          </table:table-cell>
          <table:table-cell table:style-name="ce150" office:value-type="string" calcext:value-type="string">
            <text:p>3 in %</text:p>
          </table:table-cell>
          <table:table-cell table:style-name="ce150" office:value-type="string" calcext:value-type="string">
            <text:p>tot</text:p>
          </table:table-cell>
        </table:table-row>
        <table:table-row table:style-name="ro6">
          <table:table-cell/>
          <table:table-cell office:value-type="string" calcext:value-type="string">
            <text:p>BINARIO</text:p>
          </table:table-cell>
          <table:table-cell office:value-type="string" calcext:value-type="string">
            <text:p>ANTRO vs GEO</text:p>
          </table:table-cell>
          <table:table-cell table:style-name="ce138" office:value-type="string" calcext:value-type="string">
            <text:p>vehicle V</text:p>
          </table:table-cell>
          <table:table-cell table:style-name="ce138" office:value-type="string" calcext:value-type="string">
            <text:p>rain P</text:p>
          </table:table-cell>
          <table:table-cell table:style-name="ce138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ROUND(([.G5]/[.$M5])*100)" office:value-type="float" office:value="55" calcext:value-type="float">
            <text:p>55</text:p>
          </table:table-cell>
          <table:table-cell table:formula="of:=ROUND(([.H5]/[.$M5])*100)" office:value-type="float" office:value="45" calcext:value-type="float">
            <text:p>45</text:p>
          </table:table-cell>
          <table:table-cell table:formula="of:=ROUND(([.I5]/[.$M5])*100)" office:value-type="float" office:value="0" calcext:value-type="float">
            <text:p>0</text:p>
          </table:table-cell>
          <table:table-cell table:formula="of:=SUM([.G5:.I5])" office:value-type="float" office:value="100" calcext:value-type="float">
            <text:p>100</text:p>
          </table:table-cell>
        </table:table-row>
        <table:table-row table:style-name="ro6">
          <table:table-cell/>
          <table:table-cell office:value-type="string" calcext:value-type="string">
            <text:p>BINARIO</text:p>
          </table:table-cell>
          <table:table-cell office:value-type="string" calcext:value-type="string">
            <text:p>ANTRO vs BIO</text:p>
          </table:table-cell>
          <table:table-cell table:style-name="ce138" office:value-type="string" calcext:value-type="string">
            <text:p>vehicle V</text:p>
          </table:table-cell>
          <table:table-cell table:style-name="ce138" office:value-type="string" calcext:value-type="string">
            <text:p>crickets G</text:p>
          </table:table-cell>
          <table:table-cell table:style-name="ce138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ROUND(([.G6]/[.$M6])*100)" office:value-type="float" office:value="60" calcext:value-type="float">
            <text:p>60</text:p>
          </table:table-cell>
          <table:table-cell table:formula="of:=ROUND(([.H6]/[.$M6])*100)" office:value-type="float" office:value="40" calcext:value-type="float">
            <text:p>40</text:p>
          </table:table-cell>
          <table:table-cell table:formula="of:=ROUND(([.I6]/[.$M6])*100)" office:value-type="float" office:value="0" calcext:value-type="float">
            <text:p>0</text:p>
          </table:table-cell>
          <table:table-cell table:formula="of:=SUM([.G6:.I6])" office:value-type="float" office:value="91" calcext:value-type="float">
            <text:p>91</text:p>
          </table:table-cell>
        </table:table-row>
        <table:table-row table:style-name="ro6">
          <table:table-cell/>
          <table:table-cell office:value-type="string" calcext:value-type="string">
            <text:p>BINARIO</text:p>
          </table:table-cell>
          <table:table-cell office:value-type="string" calcext:value-type="string">
            <text:p>BIO vs GEO</text:p>
          </table:table-cell>
          <table:table-cell table:style-name="ce138" office:value-type="string" calcext:value-type="string">
            <text:p>crickets G</text:p>
          </table:table-cell>
          <table:table-cell table:style-name="ce138" office:value-type="string" calcext:value-type="string">
            <text:p>thunder F</text:p>
          </table:table-cell>
          <table:table-cell table:style-name="ce138"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ROUND(([.G7]/[.$M7])*100)" office:value-type="float" office:value="48" calcext:value-type="float">
            <text:p>48</text:p>
          </table:table-cell>
          <table:table-cell table:formula="of:=ROUND(([.H7]/[.$M7])*100)" office:value-type="float" office:value="52" calcext:value-type="float">
            <text:p>52</text:p>
          </table:table-cell>
          <table:table-cell table:formula="of:=ROUND(([.I7]/[.$M7])*100)" office:value-type="float" office:value="0" calcext:value-type="float">
            <text:p>0</text:p>
          </table:table-cell>
          <table:table-cell table:formula="of:=SUM([.G7:.I7])" office:value-type="float" office:value="106" calcext:value-type="float">
            <text:p>106</text:p>
          </table:table-cell>
        </table:table-row>
        <table:table-row table:style-name="ro6">
          <table:table-cell/>
          <table:table-cell office:value-type="string" calcext:value-type="string">
            <text:p>BINARIO</text:p>
          </table:table-cell>
          <table:table-cell office:value-type="string" calcext:value-type="string">
            <text:p>BIO vs GEO</text:p>
          </table:table-cell>
          <table:table-cell table:style-name="ce138" office:value-type="string" calcext:value-type="string">
            <text:p>crickets G</text:p>
          </table:table-cell>
          <table:table-cell table:style-name="ce138" office:value-type="string" calcext:value-type="string">
            <text:p>rain P</text:p>
          </table:table-cell>
          <table:table-cell table:style-name="ce138"/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ROUND(([.G8]/[.$M8])*100)" office:value-type="float" office:value="46" calcext:value-type="float">
            <text:p>46</text:p>
          </table:table-cell>
          <table:table-cell table:formula="of:=ROUND(([.H8]/[.$M8])*100)" office:value-type="float" office:value="54" calcext:value-type="float">
            <text:p>54</text:p>
          </table:table-cell>
          <table:table-cell table:formula="of:=ROUND(([.I8]/[.$M8])*100)" office:value-type="float" office:value="0" calcext:value-type="float">
            <text:p>0</text:p>
          </table:table-cell>
          <table:table-cell table:formula="of:=SUM([.G8:.I8])" office:value-type="float" office:value="113" calcext:value-type="float">
            <text:p>113</text:p>
          </table:table-cell>
        </table:table-row>
        <table:table-row table:style-name="ro6">
          <table:table-cell/>
          <table:table-cell office:value-type="string" calcext:value-type="string">
            <text:p>TERNARIO</text:p>
          </table:table-cell>
          <table:table-cell office:value-type="string" calcext:value-type="string">
            <text:p>ANTRO vs BIO vs GEO</text:p>
          </table:table-cell>
          <table:table-cell office:value-type="string" calcext:value-type="string">
            <text:p>vehicle V</text:p>
          </table:table-cell>
          <table:table-cell office:value-type="string" calcext:value-type="string">
            <text:p>crickets G</text:p>
          </table:table-cell>
          <table:table-cell office:value-type="string" calcext:value-type="string">
            <text:p>thunder F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ROUND(([.G9]/[.$M9])*100)" office:value-type="float" office:value="35" calcext:value-type="float">
            <text:p>35</text:p>
          </table:table-cell>
          <table:table-cell table:formula="of:=ROUND(([.H9]/[.$M9])*100)" office:value-type="float" office:value="29" calcext:value-type="float">
            <text:p>29</text:p>
          </table:table-cell>
          <table:table-cell table:formula="of:=ROUND(([.I9]/[.$M9])*100)" office:value-type="float" office:value="35" calcext:value-type="float">
            <text:p>35</text:p>
          </table:table-cell>
          <table:table-cell table:formula="of:=SUM([.G9:.I9])"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string" calcext:value-type="string">
            <text:p>TERNARIO</text:p>
          </table:table-cell>
          <table:table-cell office:value-type="string" calcext:value-type="string">
            <text:p>ANTRO vs BIO vs GEO</text:p>
          </table:table-cell>
          <table:table-cell office:value-type="string" calcext:value-type="string">
            <text:p>vehicle V</text:p>
          </table:table-cell>
          <table:table-cell office:value-type="string" calcext:value-type="string">
            <text:p>crickets G</text:p>
          </table:table-cell>
          <table:table-cell office:value-type="string" calcext:value-type="string">
            <text:p>rain P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ROUND(([.G10]/[.$M10])*100)" office:value-type="float" office:value="32" calcext:value-type="float">
            <text:p>32</text:p>
          </table:table-cell>
          <table:table-cell table:formula="of:=ROUND(([.H10]/[.$M10])*100)" office:value-type="float" office:value="30" calcext:value-type="float">
            <text:p>30</text:p>
          </table:table-cell>
          <table:table-cell table:formula="of:=ROUND(([.I10]/[.$M10])*100)" office:value-type="float" office:value="38" calcext:value-type="float">
            <text:p>38</text:p>
          </table:table-cell>
          <table:table-cell table:formula="of:=SUM([.G10:.I10])"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3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1:34:57.460490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2DT15H36M40S</meta:editing-duration>
    <meta:editing-cycles>193</meta:editing-cycles>
    <meta:generator>LibreOffice/24.2.5.2$Linux_X86_64 LibreOffice_project/420$Build-2</meta:generator>
    <dc:date>2024-08-20T12:05:55.876724095</dc:date>
    <meta:document-statistic meta:table-count="4" meta:cell-count="1619" meta:object-count="0"/>
    <meta:user-defined meta:name=""/>
  </office:meta>
</office:document-meta>
</file>